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Courier 10 Pitch" svg:font-family="'Courier 10 Pitch'" style:font-adornments="Regular" style:font-pitch="fixed"/>
    <style:font-face style:name="Courier New1" svg:font-family="'Courier New'" style:font-family-generic="modern" style:font-pitch="fixed"/>
    <style:font-face style:name="DejaVu LGC Sans1" svg:font-family="'DejaVu LGC Sans', 'Times New Roman'" style:font-pitch="variable"/>
    <style:font-face style:name="Cambria" svg:font-family="Cambria" style:font-family-generic="roman" style:font-pitch="variable"/>
    <style:font-face style:name="Liberation Serif" svg:font-family="'Liberation Serif'"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automatic-styles>
    <style:style style:name="P1" style:family="paragraph" style:parent-style-name="Standard">
      <style:paragraph-properties>
        <style:tab-stops>
          <style:tab-stop style:position="1.5in"/>
        </style:tab-stops>
      </style:paragraph-properties>
    </style:style>
    <style:style style:name="P2" style:family="paragraph" style:parent-style-name="Standard">
      <style:text-properties style:language-asian="zxx" style:country-asian="none"/>
    </style:style>
    <style:style style:name="P3" style:family="paragraph" style:parent-style-name="Standard">
      <style:text-properties style:font-name-asian="DejaVu LGC Sans1" style:language-asian="zxx" style:country-asian="none"/>
    </style:style>
    <style:style style:name="P4" style:family="paragraph" style:parent-style-name="Standard">
      <style:text-properties style:font-name="Times New Roman" style:font-size-complex="12pt"/>
    </style:style>
    <style:style style:name="P5" style:family="paragraph" style:parent-style-name="Standard">
      <style:paragraph-properties style:text-autospace="ideograph-alpha" style:punctuation-wrap="hanging" style:vertical-align="auto"/>
      <style:text-properties style:font-name="Times New Roman" style:font-size-complex="12pt"/>
    </style:style>
    <style:style style:name="P6" style:family="paragraph" style:parent-style-name="Standard">
      <style:text-properties style:font-name="Times New Roman" fo:font-weight="bold" style:font-weight-asian="bold" style:font-size-complex="12pt"/>
    </style:style>
    <style:style style:name="P7" style:family="paragraph" style:parent-style-name="Standard">
      <style:paragraph-properties style:text-autospace="ideograph-alpha" style:punctuation-wrap="hanging" style:vertical-align="auto"/>
      <style:text-properties style:font-name="Times New Roman" fo:font-weight="bold" style:font-weight-asian="bold" style:font-size-complex="12pt"/>
    </style:style>
    <style:style style:name="P8" style:family="paragraph" style:parent-style-name="Standard">
      <style:paragraph-properties style:text-autospace="ideograph-alpha" style:punctuation-wrap="hanging" style:vertical-align="auto"/>
    </style:style>
    <style:style style:name="P9" style:family="paragraph" style:parent-style-name="Standard">
      <style:text-properties fo:font-style="italic" style:font-style-asian="italic"/>
    </style:style>
    <style:style style:name="P10" style:family="paragraph" style:parent-style-name="Standard">
      <style:paragraph-properties style:text-autospace="ideograph-alpha" style:punctuation-wrap="hanging" style:vertical-align="auto"/>
      <style:text-properties fo:background-color="#ff0000"/>
    </style:style>
    <style:style style:name="P11" style:family="paragraph" style:parent-style-name="Standard">
      <style:paragraph-properties fo:margin-left="1in" fo:margin-right="0in" fo:text-indent="-0.5in" style:auto-text-indent="false"/>
    </style:style>
    <style:style style:name="P12" style:family="paragraph" style:parent-style-name="List_20_Continue">
      <style:paragraph-properties fo:margin-left="1in" fo:margin-right="0in" fo:text-indent="-0.5in" style:auto-text-indent="false"/>
      <style:text-properties fo:background-color="#ffff00"/>
    </style:style>
    <style:style style:name="P13" style:family="paragraph" style:parent-style-name="Standard">
      <style:paragraph-properties fo:margin-left="1.5in" fo:margin-right="0in" fo:text-indent="-0.5in" style:auto-text-indent="false"/>
    </style:style>
    <style:style style:name="P14" style:family="paragraph" style:parent-style-name="Standard">
      <style:paragraph-properties fo:margin-left="1.5in" fo:margin-right="0in" fo:text-indent="-0.5in" style:auto-text-indent="false">
        <style:tab-stops>
          <style:tab-stop style:position="1.5in"/>
        </style:tab-stops>
      </style:paragraph-properties>
    </style:style>
    <style:style style:name="P15" style:family="paragraph" style:parent-style-name="Standard">
      <style:paragraph-properties fo:margin-left="1.5in" fo:margin-right="0in" fo:text-indent="-0.5in" style:auto-text-indent="false">
        <style:tab-stops>
          <style:tab-stop style:position="1.5in"/>
        </style:tab-stops>
      </style:paragraph-properties>
      <style:text-properties fo:background-color="#ffff00"/>
    </style:style>
    <style:style style:name="P16" style:family="paragraph" style:parent-style-name="Standard">
      <style:paragraph-properties fo:margin-left="1.5in" fo:margin-right="0in" fo:text-indent="0in" style:auto-text-indent="false"/>
    </style:style>
    <style:style style:name="P17" style:family="paragraph" style:parent-style-name="Standard">
      <style:paragraph-properties fo:margin-left="1.5in" fo:margin-right="0in" fo:text-indent="0in" style:auto-text-indent="false"/>
      <style:text-properties fo:background-color="#ffff00"/>
    </style:style>
    <style:style style:name="P18" style:family="paragraph" style:parent-style-name="Standard">
      <style:paragraph-properties fo:margin-left="0.6252in" fo:margin-right="0in" fo:text-indent="0.3752in" style:auto-text-indent="false"/>
    </style:style>
    <style:style style:name="P19" style:family="paragraph" style:parent-style-name="Standard">
      <style:paragraph-properties fo:margin-left="2in" fo:margin-right="0in" fo:text-indent="0in" style:auto-text-indent="false"/>
    </style:style>
    <style:style style:name="P20" style:family="paragraph" style:parent-style-name="Standard">
      <style:paragraph-properties fo:margin-left="1in" fo:margin-right="0in" fo:margin-top="0in" fo:margin-bottom="0.0835in" fo:orphans="0" fo:widows="0" fo:hyphenation-ladder-count="no-limit" fo:text-indent="0in" style:auto-text-indent="false" style:text-autospace="ideograph-alpha" style:punctuation-wrap="hanging" style:vertical-align="auto"/>
      <style:text-properties style:font-name="Times New Roman" style:letter-kerning="true" style:font-name-asian="DejaVu LGC Sans1" style:language-asian="zxx" style:country-asian="none" style:font-size-complex="12pt" fo:hyphenate="false" fo:hyphenation-remain-char-count="2" fo:hyphenation-push-char-count="2"/>
    </style:style>
    <style:style style:name="P21" style:family="paragraph" style:parent-style-name="Standard">
      <style:paragraph-properties fo:margin-left="1in" fo:margin-right="0in" fo:text-indent="0in" style:auto-text-indent="false"/>
    </style:style>
    <style:style style:name="P22" style:family="paragraph" style:parent-style-name="Standard">
      <style:paragraph-properties fo:margin-left="1in" fo:margin-right="0in" fo:text-indent="0in" style:auto-text-indent="false" style:text-autospace="ideograph-alpha" style:punctuation-wrap="hanging" style:vertical-align="auto"/>
      <style:text-properties style:font-name="Times New Roman" style:font-size-complex="12pt"/>
    </style:style>
    <style:style style:name="P23" style:family="paragraph" style:parent-style-name="Standard">
      <style:paragraph-properties fo:margin-left="0.5in" fo:margin-right="0in" fo:text-indent="0.5in" style:auto-text-indent="false"/>
    </style:style>
    <style:style style:name="P24" style:family="paragraph" style:parent-style-name="Text_20_body">
      <style:paragraph-properties fo:margin-left="0.5in" fo:margin-right="0in" fo:text-indent="0.5in" style:auto-text-indent="false"/>
      <style:text-properties style:font-name="Times New Roman" style:font-size-complex="12pt"/>
    </style:style>
    <style:style style:name="P25" style:family="paragraph" style:parent-style-name="Standard">
      <style:paragraph-properties fo:margin-left="0in" fo:margin-right="0in" fo:text-indent="0.5in" style:auto-text-indent="false"/>
    </style:style>
    <style:style style:name="P26" style:family="paragraph" style:parent-style-name="Text_20_body">
      <style:paragraph-properties fo:margin-left="0in" fo:margin-right="0in" fo:text-indent="0.5in" style:auto-text-indent="false"/>
    </style:style>
    <style:style style:name="P27" style:family="paragraph" style:parent-style-name="Text_20_body">
      <style:paragraph-properties fo:margin-left="0in" fo:margin-right="0in" fo:text-indent="0.5in" style:auto-text-indent="false"/>
      <style:text-properties style:font-name="Times New Roman"/>
    </style:style>
    <style:style style:name="P28" style:family="paragraph" style:parent-style-name="Standard">
      <style:paragraph-properties fo:margin-left="0.5in" fo:margin-right="0in" fo:text-indent="-0.5in" style:auto-text-indent="false"/>
      <style:text-properties fo:font-weight="bold" style:font-weight-asian="bold"/>
    </style:style>
    <style:style style:name="P29" style:family="paragraph" style:parent-style-name="Standard">
      <style:paragraph-properties fo:margin-left="0.5in" fo:margin-right="0in" fo:text-indent="-0.5in" style:auto-text-indent="false"/>
      <style:text-properties style:font-name="Times New Roman" style:font-size-complex="12pt"/>
    </style:style>
    <style:style style:name="P30" style:family="paragraph" style:parent-style-name="Standard">
      <style:paragraph-properties fo:margin-left="0.5in" fo:margin-right="0in" fo:text-indent="0in" style:auto-text-indent="false"/>
      <style:text-properties style:font-name="Calibri" fo:font-size="11pt" style:font-size-asian="11pt" style:font-size-complex="11pt"/>
    </style:style>
    <style:style style:name="P31" style:family="paragraph" style:parent-style-name="Standard">
      <style:paragraph-properties fo:margin-left="0.5in" fo:margin-right="0in" fo:text-indent="0in" style:auto-text-indent="false"/>
      <style:text-properties style:font-name="Times New Roman" fo:font-weight="bold" style:font-weight-asian="bold" style:font-size-complex="12pt"/>
    </style:style>
    <style:style style:name="P32" style:family="paragraph" style:parent-style-name="Text_20_body">
      <style:text-properties style:font-name="Times New Roman"/>
    </style:style>
    <style:style style:name="P33" style:family="paragraph" style:parent-style-name="Text_20_body">
      <style:text-properties style:font-name="Times New Roman" fo:background-color="#ff0000"/>
    </style:style>
    <style:style style:name="P34" style:family="paragraph" style:parent-style-name="List_20_Continue">
      <style:paragraph-properties fo:margin-left="0in" fo:margin-right="0in" fo:text-indent="0in" style:auto-text-indent="false"/>
      <style:text-properties style:font-name="Palatino Linotype" fo:font-size="14pt" fo:font-weight="bold" style:font-size-asian="14pt" style:font-weight-asian="bold" style:font-size-complex="14pt"/>
    </style:style>
    <style:style style:name="P35" style:family="paragraph" style:parent-style-name="Standard" style:list-style-name="WW8Num18">
      <style:text-properties fo:background-color="#ffff00"/>
    </style:style>
    <style:style style:name="P36" style:family="paragraph" style:parent-style-name="Standard" style:list-style-name="L1">
      <style:text-properties fo:background-color="#ffff00" style:language-asian="zxx" style:country-asian="none"/>
    </style:style>
    <style:style style:name="P37" style:family="paragraph" style:parent-style-name="Standard" style:list-style-name="L2">
      <style:text-properties fo:background-color="#ffff00" style:language-asian="zxx" style:country-asian="none"/>
    </style:style>
    <style:style style:name="P38" style:family="paragraph" style:parent-style-name="Standard" style:list-style-name="L3">
      <style:text-properties fo:background-color="#ffff00" style:language-asian="zxx" style:country-asian="none"/>
    </style:style>
    <style:style style:name="P39" style:family="paragraph" style:parent-style-name="Standard" style:list-style-name="WW8Num18">
      <style:text-properties fo:background-color="#ffffcc"/>
    </style:style>
    <style:style style:name="P40" style:family="paragraph" style:parent-style-name="Standard">
      <style:text-properties style:font-name="Times New Roman" fo:font-size="12pt" fo:font-weight="normal" style:font-size-asian="12pt" style:font-weight-asian="normal" style:font-size-complex="12pt"/>
    </style:style>
    <style:style style:name="P41" style:family="paragraph" style:parent-style-name="Standard" style:list-style-name="WW8Num31">
      <style:paragraph-properties style:text-autospace="ideograph-alpha" style:punctuation-wrap="hanging" style:vertical-align="auto"/>
      <style:text-properties style:font-name="Times New Roman" fo:background-color="#ffff00" style:font-size-complex="12pt"/>
    </style:style>
    <style:style style:name="P42" style:family="paragraph" style:parent-style-name="Standard" style:list-style-name="WW8Num31">
      <style:paragraph-properties style:text-autospace="ideograph-alpha" style:punctuation-wrap="hanging" style:vertical-align="auto"/>
      <style:text-properties style:font-name="Times New Roman" style:font-size-complex="12pt"/>
    </style:style>
    <style:style style:name="P43" style:family="paragraph" style:parent-style-name="Standard">
      <style:paragraph-properties style:text-autospace="ideograph-alpha" style:punctuation-wrap="hanging" style:vertical-align="auto"/>
      <style:text-properties style:font-name="Times New Roman" style:font-size-complex="12pt"/>
    </style:style>
    <style:style style:name="P44" style:family="paragraph" style:parent-style-name="Standard" style:list-style-name="WW8Num19">
      <style:text-properties style:font-name="Times New Roman" style:font-size-complex="12pt"/>
    </style:style>
    <style:style style:name="P45" style:family="paragraph" style:parent-style-name="Standard" style:list-style-name="WW8Num19">
      <style:paragraph-properties style:text-autospace="ideograph-alpha" style:punctuation-wrap="hanging" style:vertical-align="auto"/>
      <style:text-properties style:font-name="Times New Roman" style:font-size-complex="12pt"/>
    </style:style>
    <style:style style:name="P46" style:family="paragraph" style:parent-style-name="Standard">
      <style:text-properties style:font-name="Times New Roman" fo:font-weight="bold" style:font-weight-asian="bold" style:font-size-complex="12pt"/>
    </style:style>
    <style:style style:name="P47" style:family="paragraph" style:parent-style-name="Standard" style:list-style-name="WW8Num31">
      <style:paragraph-properties style:text-autospace="ideograph-alpha" style:punctuation-wrap="hanging" style:vertical-align="auto"/>
    </style:style>
    <style:style style:name="P48" style:family="paragraph" style:parent-style-name="Standard">
      <style:text-properties fo:font-weight="bold" style:language-asian="zxx" style:country-asian="none" style:font-weight-asian="bold"/>
    </style:style>
    <style:style style:name="P49" style:family="paragraph" style:parent-style-name="Standard" style:list-style-name="L14">
      <style:text-properties fo:font-weight="bold" style:font-weight-asian="bold" style:font-weight-complex="bold"/>
    </style:style>
    <style:style style:name="P50" style:family="paragraph" style:parent-style-name="Standard" style:list-style-name="L17">
      <style:text-properties fo:font-weight="bold" style:font-weight-asian="bold" style:font-weight-complex="bold"/>
    </style:style>
    <style:style style:name="P51" style:family="paragraph" style:parent-style-name="Standard" style:list-style-name="L18">
      <style:text-properties fo:font-weight="bold" style:font-weight-asian="bold" style:font-weight-complex="bold"/>
    </style:style>
    <style:style style:name="P52" style:family="paragraph" style:parent-style-name="Standard" style:list-style-name="L21">
      <style:text-properties fo:font-weight="bold" style:font-weight-asian="bold" style:font-weight-complex="bold"/>
    </style:style>
    <style:style style:name="P53" style:family="paragraph" style:parent-style-name="Standard">
      <style:text-properties style:language-asian="zxx" style:country-asian="none"/>
    </style:style>
    <style:style style:name="P54" style:family="paragraph" style:parent-style-name="Standard" style:list-style-name="L1">
      <style:text-properties style:language-asian="zxx" style:country-asian="none"/>
    </style:style>
    <style:style style:name="P55" style:family="paragraph" style:parent-style-name="Standard" style:list-style-name="L2">
      <style:text-properties style:language-asian="zxx" style:country-asian="none"/>
    </style:style>
    <style:style style:name="P56" style:family="paragraph" style:parent-style-name="Standard">
      <style:text-properties fo:font-weight="normal" style:font-weight-asian="normal" style:font-weight-complex="normal"/>
    </style:style>
    <style:style style:name="P57" style:family="paragraph" style:parent-style-name="Standard" style:list-style-name="L4">
      <style:text-properties fo:font-weight="normal" style:font-weight-asian="normal" style:font-weight-complex="normal"/>
    </style:style>
    <style:style style:name="P58" style:family="paragraph" style:parent-style-name="Standard">
      <style:text-properties fo:font-style="normal" fo:font-weight="normal" style:font-style-asian="normal" style:font-weight-asian="normal" style:font-style-complex="normal" style:font-weight-complex="normal"/>
    </style:style>
    <style:style style:name="P59" style:family="paragraph" style:parent-style-name="Standard" style:list-style-name="L4">
      <style:text-properties fo:font-style="normal" fo:font-weight="normal" style:font-style-asian="normal" style:font-weight-asian="normal" style:font-style-complex="normal" style:font-weight-complex="normal"/>
    </style:style>
    <style:style style:name="P60" style:family="paragraph" style:parent-style-name="Standard" style:list-style-name="L14">
      <style:text-properties style:text-line-through-style="solid"/>
    </style:style>
    <style:style style:name="P61" style:family="paragraph" style:parent-style-name="Standard" style:list-style-name="L17">
      <style:text-properties style:text-line-through-style="solid"/>
    </style:style>
    <style:style style:name="P62" style:family="paragraph" style:parent-style-name="Standard" style:list-style-name="L18">
      <style:text-properties style:text-line-through-style="solid"/>
    </style:style>
    <style:style style:name="P63" style:family="paragraph" style:parent-style-name="Standard" style:list-style-name="L14">
      <style:text-properties fo:font-style="italic" style:font-style-asian="italic" style:font-style-complex="italic"/>
    </style:style>
    <style:style style:name="P64" style:family="paragraph" style:parent-style-name="Standard" style:list-style-name="L17">
      <style:text-properties fo:font-style="italic" style:font-style-asian="italic" style:font-style-complex="italic"/>
    </style:style>
    <style:style style:name="P65" style:family="paragraph" style:parent-style-name="Standard" style:list-style-name="L18">
      <style:text-properties fo:font-style="italic" style:font-style-asian="italic" style:font-style-complex="italic"/>
    </style:style>
    <style:style style:name="P66" style:family="paragraph" style:parent-style-name="Standard" style:list-style-name="L21">
      <style:text-properties fo:font-style="italic" style:font-style-asian="italic" style:font-style-complex="italic"/>
    </style:style>
    <style:style style:name="P67" style:family="paragraph" style:parent-style-name="Standard" style:list-style-name="L15"/>
    <style:style style:name="P68" style:family="paragraph" style:parent-style-name="Standard" style:list-style-name="L16"/>
    <style:style style:name="P69" style:family="paragraph" style:parent-style-name="Standard" style:list-style-name="L19"/>
    <style:style style:name="P70" style:family="paragraph" style:parent-style-name="Standard" style:list-style-name="L20"/>
    <style:style style:name="P71" style:family="paragraph" style:parent-style-name="Standard" style:list-style-name="L22"/>
    <style:style style:name="P72" style:family="paragraph" style:parent-style-name="Standard">
      <style:paragraph-properties fo:margin-left="1in" fo:margin-right="0in" fo:margin-top="0in" fo:margin-bottom="0.0835in" fo:orphans="0" fo:widows="0" fo:hyphenation-ladder-count="no-limit" fo:text-indent="0in" style:auto-text-indent="false" style:text-autospace="ideograph-alpha" style:punctuation-wrap="hanging" style:vertical-align="auto"/>
      <style:text-properties style:font-name="Times New Roman" style:letter-kerning="true" style:font-name-asian="DejaVu LGC Sans1" style:language-asian="zxx" style:country-asian="none" style:font-size-complex="12pt" fo:hyphenate="false" fo:hyphenation-remain-char-count="2" fo:hyphenation-push-char-count="2"/>
    </style:style>
    <style:style style:name="P73" style:family="paragraph" style:parent-style-name="Standard">
      <style:paragraph-properties fo:margin-left="1in" fo:margin-right="0in" fo:margin-top="0in" fo:margin-bottom="0.0835in" fo:orphans="0" fo:widows="0" fo:hyphenation-ladder-count="no-limit" fo:text-indent="0in" style:auto-text-indent="false" style:text-autospace="ideograph-alpha" style:punctuation-wrap="hanging" style:vertical-align="auto"/>
      <style:text-properties style:font-name="Times New Roman" style:letter-kerning="true" fo:background-color="#ff0000" style:font-name-asian="DejaVu LGC Sans1" style:language-asian="zxx" style:country-asian="none" style:font-size-complex="12pt" fo:hyphenate="false" fo:hyphenation-remain-char-count="2" fo:hyphenation-push-char-count="2"/>
    </style:style>
    <style:style style:name="P74" style:family="paragraph" style:parent-style-name="Standard" style:list-style-name="WW8Num8">
      <style:paragraph-properties fo:margin-top="0in" fo:margin-bottom="0.0835in" fo:orphans="0" fo:widows="0" fo:hyphenation-ladder-count="no-limit" style:text-autospace="ideograph-alpha" style:punctuation-wrap="hanging" style:vertical-align="auto"/>
      <style:text-properties style:font-name="Times New Roman" style:letter-kerning="true" style:font-name-asian="DejaVu LGC Sans1" style:language-asian="zxx" style:country-asian="none" style:font-size-complex="12pt" fo:hyphenate="false" fo:hyphenation-remain-char-count="2" fo:hyphenation-push-char-count="2"/>
    </style:style>
    <style:style style:name="P75" style:family="paragraph" style:parent-style-name="Standard" style:list-style-name="WW8Num8">
      <style:paragraph-properties fo:margin-left="0in" fo:margin-right="0in" fo:margin-top="0in" fo:margin-bottom="0.0835in" fo:orphans="0" fo:widows="0" fo:hyphenation-ladder-count="no-limit" fo:text-indent="-1.5in" style:auto-text-indent="false" style:text-autospace="ideograph-alpha" style:punctuation-wrap="hanging" style:vertical-align="auto"/>
      <style:text-properties style:font-name="Times New Roman" style:letter-kerning="true" style:font-name-asian="DejaVu LGC Sans1" style:language-asian="zxx" style:country-asian="none" style:font-size-complex="12pt" fo:hyphenate="false" fo:hyphenation-remain-char-count="2" fo:hyphenation-push-char-count="2"/>
    </style:style>
    <style:style style:name="P76" style:family="paragraph" style:parent-style-name="Standard" style:list-style-name="WW8Num8">
      <style:paragraph-properties fo:margin-left="1.5in" fo:margin-right="0in" fo:margin-top="0in" fo:margin-bottom="0.0835in" fo:orphans="0" fo:widows="0" fo:hyphenation-ladder-count="no-limit" fo:text-indent="0in" style:auto-text-indent="false" style:text-autospace="ideograph-alpha" style:punctuation-wrap="hanging" style:vertical-align="auto"/>
      <style:text-properties style:font-name="Times New Roman" style:letter-kerning="true" style:font-name-asian="DejaVu LGC Sans1" style:language-asian="zxx" style:country-asian="none" style:font-size-complex="12pt" fo:hyphenate="false" fo:hyphenation-remain-char-count="2" fo:hyphenation-push-char-count="2"/>
    </style:style>
    <style:style style:name="P77" style:family="paragraph" style:parent-style-name="Standard">
      <style:paragraph-properties fo:margin-left="0.5in" fo:margin-right="0in" fo:text-indent="-0.5in" style:auto-text-indent="false"/>
      <style:text-properties style:font-name="Times New Roman" style:font-size-complex="12pt"/>
    </style:style>
    <style:style style:name="P78" style:family="paragraph" style:parent-style-name="Standard">
      <style:paragraph-properties fo:margin-left="0.4925in" fo:margin-right="0in" fo:text-indent="0in" style:auto-text-indent="false"/>
      <style:text-properties style:language-asian="zxx" style:country-asian="none"/>
    </style:style>
    <style:style style:name="P79" style:family="paragraph" style:parent-style-name="List_20_Continue">
      <style:paragraph-properties fo:margin-left="0in" fo:margin-right="0in" fo:text-indent="0in" style:auto-text-indent="false"/>
      <style:text-properties style:font-name="Palatino Linotype" fo:font-size="14pt" fo:font-weight="bold" style:font-size-asian="14pt" style:font-weight-asian="bold" style:font-size-complex="14pt"/>
    </style:style>
    <style:style style:name="P80" style:family="paragraph" style:parent-style-name="Heading_20_3">
      <style:text-properties style:font-name="Times New Roman" fo:font-size="12pt" fo:font-weight="normal" style:letter-kerning="true" fo:background-color="#ffff00" style:font-name-asian="DejaVu LGC Sans1" style:font-size-asian="12pt" style:language-asian="zxx" style:country-asian="none" style:font-weight-asian="normal" style:font-size-complex="12pt"/>
    </style:style>
    <style:style style:name="P81" style:family="paragraph" style:parent-style-name="Heading_20_3">
      <style:text-properties style:font-name="Times New Roman" fo:font-size="12pt" fo:font-weight="normal" style:letter-kerning="true" style:font-name-asian="DejaVu LGC Sans1" style:font-size-asian="12pt" style:language-asian="zxx" style:country-asian="none" style:font-weight-asian="normal" style:font-size-complex="12pt"/>
    </style:style>
    <style:style style:name="P82" style:family="paragraph" style:parent-style-name="Heading_20_3">
      <style:text-properties style:font-name="Times New Roman" fo:font-size="12pt" style:font-size-asian="12pt" style:font-size-complex="12pt"/>
    </style:style>
    <style:style style:name="P83" style:family="paragraph" style:parent-style-name="Heading_20_3">
      <style:paragraph-properties fo:margin-left="0in" fo:margin-right="0in" fo:text-indent="0.5in" style:auto-text-indent="false"/>
    </style:style>
    <style:style style:name="P84" style:family="paragraph" style:parent-style-name="Heading_20_3">
      <style:paragraph-properties fo:margin-left="1in" fo:margin-right="0in" fo:text-indent="-0.5in" style:auto-text-indent="false"/>
    </style:style>
    <style:style style:name="P85" style:family="paragraph" style:parent-style-name="Text_20_body">
      <style:paragraph-properties fo:margin-left="1.5in" fo:margin-right="0in" fo:text-indent="-0.5in" style:auto-text-indent="false"/>
      <style:text-properties style:font-name="Times New Roman" style:font-size-complex="12pt"/>
    </style:style>
    <style:style style:name="P86" style:family="paragraph" style:parent-style-name="Text_20_body">
      <style:paragraph-properties fo:margin-left="0.5in" fo:margin-right="0in" fo:text-indent="0.5in" style:auto-text-indent="false"/>
      <style:text-properties style:font-name="Times New Roman" style:font-size-complex="12pt"/>
    </style:style>
    <style:style style:name="P87" style:family="paragraph" style:parent-style-name="Text_20_body">
      <style:paragraph-properties fo:margin-left="1in" fo:margin-right="0in" fo:text-indent="0in" style:auto-text-indent="false"/>
      <style:text-properties style:font-name="Times New Roman" fo:background-color="#ff0000"/>
    </style:style>
    <style:style style:name="P88" style:family="paragraph" style:parent-style-name="Text_20_body">
      <style:paragraph-properties fo:margin-left="1in" fo:margin-right="0in" fo:text-indent="0in" style:auto-text-indent="false"/>
      <style:text-properties style:font-name="Times New Roman" fo:font-size="12pt" fo:font-weight="normal" style:letter-kerning="true" fo:background-color="#ff6633" style:font-name-asian="DejaVu LGC Sans1" style:font-size-asian="12pt" style:language-asian="zxx" style:country-asian="none" style:font-weight-asian="normal" style:font-size-complex="12pt"/>
    </style:style>
    <style:style style:name="P89" style:family="paragraph" style:parent-style-name="Text_20_body">
      <style:text-properties style:language-asian="zxx" style:country-asian="none"/>
    </style:style>
    <style:style style:name="P90" style:family="paragraph" style:parent-style-name="Text_20_body">
      <style:text-properties fo:background-color="#ffff00"/>
    </style:style>
    <style:style style:name="P91" style:family="paragraph" style:parent-style-name="Text_20_body">
      <style:text-properties fo:background-color="#ffff00" style:language-asian="zxx" style:country-asian="none"/>
    </style:style>
    <style:style style:name="P92" style:family="paragraph" style:parent-style-name="Text_20_body">
      <style:text-properties fo:font-style="italic" fo:font-weight="normal" style:font-style-asian="italic" style:font-weight-asian="normal" style:font-style-complex="italic" style:font-weight-complex="normal"/>
    </style:style>
    <style:style style:name="P93" style:family="paragraph" style:parent-style-name="Text_20_body">
      <style:text-properties fo:font-style="italic" style:font-style-asian="italic" style:font-style-complex="italic"/>
    </style:style>
    <style:style style:name="P94" style:family="paragraph" style:parent-style-name="Text_20_body">
      <style:text-properties fo:font-weight="bold" style:font-weight-asian="bold" style:font-weight-complex="bold"/>
    </style:style>
    <style:style style:name="P95" style:family="paragraph" style:parent-style-name="Text_20_body">
      <style:text-properties fo:font-weight="normal" style:font-weight-asian="normal" style:font-weight-complex="normal"/>
    </style:style>
    <style:style style:name="P96" style:family="paragraph" style:parent-style-name="Text_20_body">
      <style:text-properties fo:font-weight="normal" fo:background-color="#ffff00" style:font-weight-asian="normal" style:font-weight-complex="normal"/>
    </style:style>
    <style:style style:name="P97" style:family="paragraph" style:parent-style-name="Heading_20_2">
      <style:text-properties style:language-asian="zxx" style:country-asian="none"/>
    </style:style>
    <style:style style:name="P98" style:family="paragraph" style:parent-style-name="Heading_20_2">
      <style:text-properties fo:background-color="#ffff00"/>
    </style:style>
    <style:style style:name="P99" style:family="paragraph" style:parent-style-name="Heading_20_2">
      <style:text-properties fo:background-color="#ffff00" style:language-asian="zxx" style:country-asian="none"/>
    </style:style>
    <style:style style:name="P100" style:family="paragraph" style:parent-style-name="Heading_20_2">
      <style:text-properties style:text-line-through-style="solid"/>
    </style:style>
    <style:style style:name="P101" style:family="paragraph" style:parent-style-name="Heading_20_2">
      <style:text-properties style:text-line-through-style="solid" fo:font-weight="normal" style:font-weight-asian="normal" style:font-weight-complex="normal"/>
    </style:style>
    <style:style style:name="P102" style:family="paragraph" style:parent-style-name="Heading_20_2">
      <style:text-properties style:text-line-through-style="solid" fo:font-weight="bold" style:font-weight-asian="bold" style:font-weight-complex="bold"/>
    </style:style>
    <style:style style:name="P103" style:family="paragraph" style:parent-style-name="Heading_20_2">
      <style:text-properties fo:font-weight="normal" style:font-weight-asian="normal" style:font-weight-complex="normal"/>
    </style:style>
    <style:style style:name="P104" style:family="paragraph" style:parent-style-name="Heading_20_2">
      <style:text-properties fo:font-weight="bold" style:font-weight-asian="bold" style:font-weight-complex="bold"/>
    </style:style>
    <style:style style:name="P105" style:family="paragraph" style:parent-style-name="Heading_20_2">
      <style:paragraph-properties fo:break-before="page"/>
    </style:style>
    <style:style style:name="P106" style:family="paragraph" style:parent-style-name="Heading_20_2">
      <style:paragraph-properties fo:break-before="page"/>
      <style:text-properties style:language-asian="zxx" style:country-asian="none"/>
    </style:style>
    <style:style style:name="P107" style:family="paragraph" style:parent-style-name="Heading_20_1">
      <style:paragraph-properties fo:break-before="page"/>
    </style:style>
    <style:style style:name="P108" style:family="paragraph" style:parent-style-name="code">
      <style:text-properties fo:font-size="8pt" style:font-size-asian="8pt" style:font-size-complex="8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fo:background-color="#ffff00" style:font-weight-asian="bold"/>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fo:background-color="#ffff00" style:font-style-asian="italic"/>
    </style:style>
    <style:style style:name="T7" style:family="text">
      <style:text-properties style:font-name="Times New Roman"/>
    </style:style>
    <style:style style:name="T8" style:family="text">
      <style:text-properties style:font-name="Times New Roman" fo:font-size="12pt" fo:font-weight="normal" style:letter-kerning="true" style:font-name-asian="DejaVu LGC Sans1" style:font-size-asian="12pt" style:language-asian="zxx" style:country-asian="none" style:font-weight-asian="normal" style:font-size-complex="12pt"/>
    </style:style>
    <style:style style:name="T9" style:family="text">
      <style:text-properties style:font-name="Times New Roman" fo:font-size="12pt" fo:font-weight="normal" style:font-size-asian="12pt" style:font-weight-asian="normal" style:font-size-complex="12pt"/>
    </style:style>
    <style:style style:name="T10" style:family="text">
      <style:text-properties style:font-name="Times New Roman" fo:font-size="12pt" fo:font-weight="normal" style:font-size-asian="12pt" style:font-weight-asian="normal" style:font-size-complex="12pt" style:font-weight-complex="normal"/>
    </style:style>
    <style:style style:name="T11" style:family="text">
      <style:text-properties style:font-name="Times New Roman" fo:font-size="12pt" style:letter-kerning="true" style:font-name-asian="DejaVu LGC Sans1" style:font-size-asian="12pt" style:language-asian="zxx" style:country-asian="none" style:font-size-complex="12pt"/>
    </style:style>
    <style:style style:name="T12" style:family="text">
      <style:text-properties style:font-name="Times New Roman" fo:font-size="12pt" fo:language="en" fo:country="US" fo:font-weight="normal" style:font-size-asian="12pt" style:font-weight-asian="normal" style:font-size-complex="12pt"/>
    </style:style>
    <style:style style:name="T13" style:family="text">
      <style:text-properties style:font-name="Times New Roman" style:font-size-complex="12pt"/>
    </style:style>
    <style:style style:name="T14" style:family="text">
      <style:text-properties style:font-name="Times New Roman" fo:background-color="#ffff00"/>
    </style:style>
    <style:style style:name="T15" style:family="text">
      <style:text-properties style:font-name="Times New Roman" fo:language="pt" fo:country="BR" style:font-size-complex="12pt"/>
    </style:style>
    <style:style style:name="T16" style:family="text">
      <style:text-properties style:font-name="Times New Roman" fo:font-style="italic" style:font-style-asian="italic" style:font-size-complex="12pt"/>
    </style:style>
    <style:style style:name="T17" style:family="text">
      <style:text-properties fo:background-color="#ffff00"/>
    </style:style>
    <style:style style:name="T18" style:family="text">
      <style:text-properties fo:background-color="#ffff00" style:language-asian="zxx" style:country-asian="none"/>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style:font-style-asian="normal" style:font-style-complex="normal"/>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fo:font-weight="normal" style:font-weight-asian="normal" style:font-weight-complex="normal"/>
    </style:style>
    <style:style style:name="T23" style:family="text">
      <style:text-properties fo:font-weight="normal" fo:background-color="#ffffcc" style:font-weight-asian="normal" style:font-weight-complex="normal"/>
    </style:style>
    <style:style style:name="T24" style:family="text">
      <style:text-properties style:language-asian="zxx" style:country-asian="none"/>
    </style:style>
    <style:style style:name="T25" style:family="text">
      <style:text-properties fo:background-color="#ff0000"/>
    </style:style>
    <style:style style:name="T26" style:family="text">
      <style:text-properties style:text-position="sub 58%"/>
    </style:style>
    <style:style style:name="T27" style:family="text">
      <style:text-properties fo:font-size="8pt" style:font-size-asian="8pt" style:font-size-complex="8pt"/>
    </style:style>
    <style:style style:name="T28" style:family="text">
      <style:text-properties fo:background-color="#ffffcc"/>
    </style:style>
    <style:style style:name="fr1"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TM Applications</text:h>
      <text:h text:style-name="Heading_20_2" text:outline-level="2">V004_Editing Influenza Samples.doc</text:h>
      <text:p text:style-name="P11"/>
      <text:p text:style-name="P11">6.1<text:tab/><text:span text:style-name="T1">Influenza sample are assigned PCR tasks ONLY:</text:span> <text:span text:style-name="T1"><text:s/></text:span>PCR tasks for specific amplicons are assigned to generate extra sequence and amplicon coverage. <text:s/>They are typically assigned to increase coverage in 1x sequence areas, to close sequencing gaps, or to resolve or confirm ambiguities.</text:p>
      <text:p text:style-name="P13"/>
      <text:p text:style-name="P13">6.1.1<text:tab/>On average, two (2) closure tasks should be assigned for a low coverage area, and three (3) closure tasks should be assigned for a gap or missing sequence at the ends.</text:p>
      <text:p text:style-name="Standard"/>
      <text:p text:style-name="Standard"><text:tab/><text:tab/>6.1.2 <text:tab/><text:span text:style-name="T17">From the CTM homepage of the sample that you are editing, select <text:tab/><text:tab/><text:tab/>the ‘submit task’ option from upper left drop down menu.</text:span></text:p>
      <text:p text:style-name="P1"/>
      <text:p text:style-name="P14">6.1.3<text:tab/><text:span text:style-name="T17">Select a segment </text:span><text:span text:style-name="T6">and </text:span><text:span text:style-name="T17">a primer plate (under ‘Version’) and click the ‘</text:span><text:span text:style-name="T3">Next</text:span><text:span text:style-name="T17"> </text:span><text:span text:style-name="T3">RT-PCR’ </text:span><text:span text:style-name="T17">button if you want to re-run amplicons from a plate previously used to perform full plate PCR on this Influenza sample.</text:span></text:p>
      <text:p text:style-name="P15"><text:tab/>Select a segment <text:span text:style-name="T4">and </text:span>a primer plate (under ‘Version’) and click the ‘<text:span text:style-name="T1">New</text:span> <text:span text:style-name="T1">RT-PCR</text:span>’ button if you would like to use a primer set that has not yet been tried on this particular sample (for example, you want to use a closure plate).</text:p>
      <text:p text:style-name="P14"/>
      <text:p text:style-name="P14">6.1.4<text:tab/><text:span text:style-name="T17">Select the desired amplicons and click ‘Add’. <text:s/>The selected tasks will appear in the ‘Task Description’ menu.</text:span></text:p>
      <text:p text:style-name="P16"/>
      <text:p text:style-name="P18">6.1.5<text:tab/><text:span text:style-name="T17">Select ‘PCR’ from the ‘Task Type’ drop down menu.</text:span></text:p>
      <text:p text:style-name="P17">Select the person to assign the tasks to using the ‘Assign To’ drop down menu. (currently all closure tasks should be assigned to Tamara Tsitrin (ttsitrin@jcvi.org)).</text:p>
      <text:p text:style-name="P19"/>
      <text:p text:style-name="P13">6.1.6<text:tab/>Enter any special comments in the ‘Enter Comment’ box provided. <text:s/>Click ‘Submit’ (Note: Check the suppress e-mail box).</text:p>
      <text:p text:style-name="P13"/>
      <text:list xml:id="list765208399" text:style-name="WW8Num18">
        <text:list-item>
          <text:list>
            <text:list-item>
              <text:list>
                <text:list-item>
                  <text:p text:style-name="P35">A sample that has closure tasks assigned should be placed in the user's ‘Closure-(user initials)’ queue.</text:p>
                </text:list-item>
              </text:list>
            </text:list-item>
          </text:list>
        </text:list-item>
      </text:list>
      <text:p text:style-name="P16"/>
      <text:list xml:id="list1229655059" text:continue-numbering="true" text:style-name="WW8Num18">
        <text:list-item>
          <text:list>
            <text:list-item>
              <text:list>
                <text:list-item>
                  <text:p text:style-name="P39">Once closure reactions are completed, sequenced, and assembled, the user will be notified.</text:p>
                </text:list-item>
              </text:list>
            </text:list-item>
          </text:list>
        </text:list-item>
      </text:list>
      <text:p text:style-name="P34">9. <text:s text:c="2"/>FINAL CHECK</text:p>
      <text:p text:style-name="P34"><text:tab/></text:p>
      <text:p text:style-name="P12">9.1<text:tab/>After all assemblies have been checked, and if sample is complete, the user should place the sample in the ‘Validation’ queue in the CTM. <text:s/>A sample that has closure work assigned should be placed in the user's ‘Closure-(user initials)’ queue (see section 6.1.8).</text:p>
      <text:h text:style-name="P105" text:outline-level="2">V011_Influenza GenBank Submission.doc</text:h>
      <text:p text:style-name="Standard"/>
      <text:p text:style-name="P40"><text:tab/>3<text:tab/>CREATING SUBMISSION FILES FOR SANGER COMPLETE SAMPLES</text:p>
      <text:h text:style-name="P83" text:outline-level="3"><text:span text:style-name="T8">3.1</text:span><text:span text:style-name="T11"><text:tab/></text:span><text:span text:style-name="T8">Rename .samples file to submission.readme:</text:span></text:h>
      <text:p text:style-name="P20">cp v###.manual.samples submission.readme</text:p>
      <text:h text:style-name="P80" text:outline-level="3">Change CTM status to submission</text:h>
      <text:p text:style-name="P73">ctmbacs -D giv -U &lt;username&gt; -B submission.readme -c "samples undergoing submission" -status "Submission" –update</text:p>
      <text:list xml:id="list159435062" text:style-name="WW8Num8">
        <text:list-item>
          <text:list>
            <text:list-item>
              <text:p text:style-name="P74">Validate samples to be submitted</text:p>
            </text:list-item>
          </text:list>
        </text:list-item>
      </text:list>
      <text:p text:style-name="P20">/local/common/Elvira/bin/validateSubmissionFile.pl –D &lt;db&gt; -U &lt;username&gt; -in submission.readme <text:s/></text:p>
      <text:h text:style-name="P81" text:outline-level="3">Generate submission files</text:h>
      <text:p text:style-name="P2"/>
      <text:list xml:id="list2045850792" text:continue-numbering="true" text:style-name="WW8Num8">
        <text:list-item>
          <text:list>
            <text:list-item>
              <text:list>
                <text:list-item>
                  <text:p text:style-name="P75">Can take a while for a lot of samples (up to a couple of hours).</text:p>
                </text:list-item>
                <text:list-item>
                  <text:p text:style-name="P76">An aa.tar.gz (assembly archive) file and a ta.tar.gz (trace archive) file will be created for each sample.</text:p>
                </text:list-item>
                <text:list-item>
                  <text:p text:style-name="P76">The standard output should look like this (if other lines or errors show up, contact Danny Katzel (dkatzel@jcvi.org): </text:p>
                </text:list-item>
              </text:list>
            </text:list-item>
          </text:list>
        </text:list-item>
      </text:list>
      <text:p text:style-name="P20">Preparing Submission files for 30565...</text:p>
      <text:p text:style-name="P20">stty: standard input: Invalid argument</text:p>
      <text:p text:style-name="P20">stty: standard input: Invalid argument</text:p>
      <text:p text:style-name="P20">stty: standard input: Invalid argument</text:p>
      <text:p text:style-name="P20">stty: standard input: Invalid argument</text:p>
      <text:p text:style-name="P20">stty: standard input: Invalid argument</text:p>
      <text:p text:style-name="P20">stty: standard input: Invalid argument</text:p>
      <text:p text:style-name="P20">OK</text:p>
      <text:p text:style-name="P3">/usr/local/devel/DAS/software/preparefluSubmission_flimmedData/prepareFluSubmission.pl –D giv –U &lt;username&gt; -infile submission_validated.readme</text:p>
      <text:p text:style-name="P3"/>
      <text:h text:style-name="P84" text:outline-level="3"><text:span text:style-name="T9">Examine output for errant submissions</text:span><text:span text:style-name="T12">.</text:span></text:h>
      <text:p text:style-name="P24">There should be one ta file and one aa file per sample.</text:p>
      <text:p text:style-name="P85">3.4.1<text:tab/>ls | grep -c ta.tar.gz<text:line-break/>ls | grep -c aa.tar.gz</text:p>
      <text:h text:style-name="P83" text:outline-level="3"><text:soft-page-break/><text:span text:style-name="T10">3.</text:span><text:span text:style-name="T9">5<text:tab/>Populate Submission Attribute in the GLK</text:span><text:span text:style-name="T12">.</text:span></text:h>
      <text:p text:style-name="Standard"><text:tab/><text:tab/>runsql -i insert_submission.sql -l &lt;username&gt; -D giv</text:p>
      <text:p text:style-name="P21">This script populates each sample with the attribute ‘Submission’ in the GLK and enters the date for the value.</text:p>
      <text:p text:style-name="Standard"/>
      <text:p text:style-name="P23">NOTE: insert_submission.sql is created by the prepareFluSubmission.pl script</text:p>
      <text:h text:style-name="P82" text:outline-level="3">7<text:tab/>UPDATE STATUS OF SAMPLES</text:h>
      <text:p text:style-name="Standard"/>
      <text:p text:style-name="P33">ctmbacs -D giv -U jmccorri -B submission.readme -c "sent to genbank" -status “Submitted to Genbank" –update</text:p>
      <text:p text:style-name="P32"/>
      <text:p text:style-name="P26"><text:span text:style-name="T7">7.1<text:tab/></text:span><text:span text:style-name="T14">For NextGen samples and Sanger draft samples indicate in CTM comment whether <text:tab/><text:tab/><text:tab/>samples were submitted as DRAFT or FINISHED.</text:span></text:p>
      <text:p text:style-name="P27"><text:tab/>Example comment: “Fasta file sent to Genbank as DRAFT”</text:p>
      <text:p text:style-name="P25"><text:span text:style-name="T7">7.2<text:tab/>When you </text:span>receive confirmation that samples have been loaded into Genbank.<text:span text:style-name="T7">, run the appropriate scripts to mark </text:span><text:span text:style-name="T13">samples as Published in the GLK and CTM. Draft samples should be marked as DRAFT in GLK.</text:span></text:p>
      <text:p text:style-name="P4"/>
      <text:p text:style-name="P24">7.2.1<text:tab/>Sanger complete samples</text:p>
      <text:p text:style-name="P21">Move samples to the CTM’s “Published” queue:</text:p>
      <text:p text:style-name="P87">ctmbacs -D giv -U jmccorri -B submission.readme -c "Sample has been published" -status “Published" –update</text:p>
      <text:p text:style-name="Standard"/>
      <text:p text:style-name="P24">7.2.2<text:tab/>Nextgen and Sanger draft samples</text:p>
      <text:p text:style-name="P88">/usr/local/devel/DAS/software/Elvira/bin/markNextGenSamplesAsSubmitted.pl –t &lt;tuple_file&gt; -comment "Sample has been published as FINISHED" -date 12/14/2010 (for draft samples, add –draft)</text:p>
      <text:h text:style-name="P106" text:outline-level="2">V046_JLims Manifest Creation for Sanger Sequencing.doc</text:h>
      <text:p text:style-name="P7">7.2<text:tab/>CTM tasks</text:p>
      <text:p text:style-name="P5"><text:tab/></text:p>
      <text:list xml:id="list1241315468" text:style-name="WW8Num31">
        <text:list-item>
          <text:p text:style-name="P41">In-house tasks should have CTM ‘Assigned’ status in order for the script to recognize and pull them.</text:p>
        </text:list-item>
        <text:list-item>
          <text:p text:style-name="P42">Run the script:</text:p>
        </text:list-item>
      </text:list>
      <text:p text:style-name="P22"/>
      <text:p text:style-name="P10"><text:span text:style-name="T15">/usr/local/devel/DAS/software/Elvira/bin/JLIMS/createClosureOrder –D &lt;db</text:span><text:span text:style-name="T15">(s)&gt; -prefix &lt;db&gt; -o .</text:span></text:p>
      <text:p text:style-name="P5">Other options:</text:p>
      <text:p text:style-name="P5">-seq<text:tab/><text:tab/>create sequencing manifest instead of template manifest</text:p>
      <text:p text:style-name="P29">-use_3130<text:tab/>manifest will be created in 3130 format</text:p>
      <text:p text:style-name="P29">-no_update<text:tab/>CTM tasks status will not change from ‘Assigned’ to ‘In Progress’</text:p>
      <text:p text:style-name="P5"/>
      <text:p text:style-name="P8"><text:span text:style-name="T13">***</text:span><text:span text:style-name="T16">Important to note:</text:span></text:p>
      <text:p text:style-name="Standard"><text:span text:style-name="T4">If sequencing reactions will be done outside of the Sequencing Lab, you MUST use –seq option. </text:span><text:span text:style-name="T16"><text:s/>-use_3130 option can only be used with –seq option</text:span></text:p>
      <text:p text:style-name="P9"/>
      <text:list xml:id="list1238150117" text:continue-numbering="true" text:style-name="WW8Num31">
        <text:list-item>
          <text:p text:style-name="P42">The script will create:</text:p>
          <text:list>
            <text:list-item>
              <text:p text:style-name="P42">JLims manifest(s) in .csv format. Reactions from different databases may be in the same manifest and will be grouped in the manifest by database. If there are more reactions than will fit in one manifest a second manifest will be created.</text:p>
            </text:list-item>
            <text:list-item>
              <text:p text:style-name="P47"><text:span text:style-name="T13">Picklist(s) in xls format. If –seq option is used, the script will create </text:span>pcr.lab.picklist and sequencing.lab.picklist. If –use_3130 option is used, sequencing.lab.picklist will be in 3130 format.</text:p>
            </text:list-item>
          </text:list>
        </text:list-item>
      </text:list>
      <text:p text:style-name="P30"/>
      <text:p text:style-name="P6">7.3<text:tab/>Combining custom primers in tubes with CTM tasks in one manifest</text:p>
      <text:p text:style-name="P6"/>
      <text:list xml:id="list1892785525" text:style-name="WW8Num19">
        <text:list-item>
          <text:p text:style-name="P44">Custom primers in tubes can be combined with CTM tasks ONLY before primers are ordered. Script should only be run once.</text:p>
        </text:list-item>
        <text:list-item>
          <text:p text:style-name="P44">Custom primers ordered in plates should NEVER be combined with CTM tasks.</text:p>
        </text:list-item>
        <text:list-item>
          <text:p text:style-name="P45">Run the script:</text:p>
        </text:list-item>
      </text:list>
      <text:p text:style-name="P22"/>
      <text:p text:style-name="P5">/<text:span text:style-name="T25">usr/local/devel/DAS/software/Elvira/bin/JLIMS/createClosureOrder <text:s/>-custom &lt;custom primer spreadsheet&gt; –D &lt;db&gt; -prefix &lt;db&gt; -o .</text:span></text:p>
      <text:p text:style-name="P5">Other options:</text:p>
      <text:p text:style-name="P5">-seq<text:tab/><text:tab/>create sequencing manifest instead of template manifest</text:p>
      <text:p text:style-name="P29">-use_3130 <text:tab/>manifest will be created in 3130 format</text:p>
      <text:p text:style-name="P29">-no_update <text:tab/>CTM tasks status will not change from ‘Assigned’ to ‘In Progress’</text:p>
      <text:p text:style-name="P29">-copies<text:tab/><text:tab/>number of PCR events per primer pair (default 2)</text:p>
      <text:p text:style-name="P31"/>
      <text:list xml:id="list895719644" text:continue-list="list1238150117" text:style-name="WW8Num31">
        <text:list-item>
          <text:p text:style-name="P42">The script will create:</text:p>
          <text:list>
            <text:list-item>
              <text:p text:style-name="P42">Sigma order (note that billing and contact information need to be filled in every time)</text:p>
            </text:list-item>
            <text:list-item>
              <text:p text:style-name="P42">JLims manifest(s) in .csv format. Custom primers will be at the top of the manifest followed by CTM tasks.</text:p>
            </text:list-item>
            <text:list-item>
              <text:p text:style-name="P47"><text:span text:style-name="T13">Picklist(s) in xls format. If –seq option is used, the script will create </text:span>pcr.lab.picklist and sequencing.lab.picklist. If –use_3130 option is used, sequencing.lab.picklist will <text:soft-page-break/>be in 3130 format.</text:p>
            </text:list-item>
          </text:list>
        </text:list-item>
      </text:list>
      <text:p text:style-name="P28"/>
      <text:h text:style-name="P97" text:outline-level="2">NextGen Influenza Closure Pipeline </text:h>
      <text:p text:style-name="P48"/>
      <text:list xml:id="list1360147673" text:style-name="L1">
        <text:list-item>
          <text:p text:style-name="P54">All files are located in /usr/local/projects/VHTNGS/sample_data_new/&lt;db&gt;/&lt;collection&gt;/&lt;bac_id&gt;/mapping/consed_with_sanger/ </text:p>
        </text:list-item>
        <text:list-item>
          <text:p text:style-name="P36">Sample tracking is done in CTM. </text:p>
        </text:list-item>
        <text:list-item>
          <text:p text:style-name="P36">Tasks should be assigned through CTM for human (giv and swiv) and avian (giv3) amplicons from existing primer plates. </text:p>
        </text:list-item>
        <text:list-item>
          <text:p text:style-name="P54">Custom primer tasks should be assigned in excel: </text:p>
        </text:list-item>
      </text:list>
      <text:p text:style-name="P2"/>
      <text:p text:style-name="P2">...</text:p>
      <text:p text:style-name="P2"/>
      <text:list xml:id="list491849784" text:style-name="L2">
        <text:list-item>
          <text:p text:style-name="P37">If a sample requires more than 25 closure tasks, do not assign tasks and notify Becky and Nadia. She will decide whether to move the sample to “Draft Submission” or attempt more sequencing. This should not happen going forward since every sample will be prescreened for number of tasks.</text:p>
        </text:list-item>
        <text:list-item>
          <text:p text:style-name="P55">Edit. In cases of homopolymers (where 454 is known to produce errors), Solexa reads should be used to correct consensus mistakes. In cases where Solexa reads disagree with 454 and it is not a homopolymer and many Solexa reads start at the same point, 454 reads should be used to correct consensus mistakes. As always, if high quality Sanger reads are present, they are given the first priority. (Be careful when editing “mixed” samples. NextGen data can be right and Sanger wrong. If in doubt, ask.)</text:p>
        </text:list-item>
      </text:list>
      <text:p text:style-name="P2">...</text:p>
      <text:p text:style-name="P2"/>
      <text:list xml:id="list1354747542" text:style-name="L3">
        <text:list-item>
          <text:p text:style-name="P38">Complete samples should be moved to ‘Validation’ in giv3 and ‘NextGen Validation’ in giv and swiv. Samples that are not finished AND have at least one complete (valid with no low coverage areas) segment should be moved to “Draft Submission”. Samples where all segments are invalid should be moved to ‘Unresolved’. </text:p>
        </text:list-item>
      </text:list>
      <text:p text:style-name="P78">o<text:tab/>NextGen samples do not follow exception rules detailed in SOP V004. Any “passable” segment should be considered invalid. </text:p>
      <text:p text:style-name="P78"/>
      <text:p text:style-name="P78"/>
      <text:h text:style-name="P106" text:outline-level="2">Migrating contigs to a new bac_id for samples that contain two full viruses</text:h>
      <text:p text:style-name="P89"/>
      <text:p text:style-name="Text_20_body"><text:span text:style-name="T24">5.<text:tab/></text:span><text:span text:style-name="T18">Update CTM and/or JIRA Sample Tracking. Check sample counts.</text:span></text:p>
      <text:p text:style-name="P91"/>
      <text:p text:style-name="P91"/>
      <text:h text:style-name="P105" text:outline-level="2">CTM based programs in GLKLib</text:h>
      <text:h text:style-name="P100" text:outline-level="2"><text:span text:style-name="T22">PdmQueriesForSpiroDec2011</text:span> </text:h>
      <text:h text:style-name="Heading_20_2" text:outline-level="2">org.jcvi.glk.ctm.CreateClosureRedoPlate </text:h>
      <text:p text:style-name="P92">Script: Elvira/bin/createClosureRedoPlates</text:p>
      <text:p text:style-name="P56">still used by closure to make ctm tasks/ non-custom closure</text:p>
      <text:h text:style-name="P101" text:outline-level="2">org.jcvi.glk.ctm.GetNCBIAccessionsForAllPublishedData </text:h>
      <text:p text:style-name="P92">Script: Unknown</text:p>
      <text:h text:style-name="P103" text:outline-level="2">org.jcvi.glk.ctm.status.AvgTimeOfPublishedSamples </text:h>
      <text:p text:style-name="P92">Script: Unknown</text:p>
      <text:p text:style-name="P56">useful program to show how quickly samples take from receipt to publication. <text:s/>A few times a year closure or the sequencing lab (or Dave ?) will ask for these types of numbers and that request gets passed on to me to compute. <text:s/></text:p>
      <text:h text:style-name="Heading_20_4" text:outline-level="4">Calculation</text:h>
      <text:p text:style-name="P94">S <text:span text:style-name="T22">is the set of all Samples.</text:span></text:p>
      <text:p text:style-name="P94">P <text:span text:style-name="T19">is the set of all Samples where:</text:span></text:p>
      <text:p text:style-name="P95"><draw:frame draw:style-name="fr1" draw:name="Object1" text:anchor-type="as-char" svg:width="3.7307in" svg:height="1.9193in" draw:z-index="0"><draw:object xlink:href="./Object 1" xlink:type="simple" xlink:show="embed" xlink:actuate="onLoad"/><draw:image xlink:href="./ObjectReplacements/Object 1" xlink:type="simple" xlink:show="embed" xlink:actuate="onLoad"/></draw:frame></text:p>
      <text:p text:style-name="P96">+ FLU only or all samples</text:p>
      <text:p text:style-name="P95">NT is the set of all Samples where:</text:p>
      <text:p text:style-name="P95"><draw:frame draw:style-name="fr1" draw:name="Object2" text:anchor-type="as-char" svg:width="2.6984in" svg:height="0.1917in" draw:z-index="1"><draw:object xlink:href="./Object 2" xlink:type="simple" xlink:show="embed" xlink:actuate="onLoad"/><draw:image xlink:href="./ObjectReplacements/Object 2" xlink:type="simple" xlink:show="embed" xlink:actuate="onLoad"/></draw:frame></text:p>
      <text:p text:style-name="P95">TT is the set of all Samples where:</text:p>
      <text:p text:style-name="P95"><draw:frame draw:style-name="fr1" draw:name="Object3" text:anchor-type="as-char" svg:width="1.7283in" svg:height="0.1839in" draw:z-index="2"><draw:object xlink:href="./Object 3" xlink:type="simple" xlink:show="embed" xlink:actuate="onLoad"/><draw:image xlink:href="./ObjectReplacements/Object 3" xlink:type="simple" xlink:show="embed" xlink:actuate="onLoad"/></draw:frame></text:p>
      <text:p text:style-name="Standard">START(s) = The time/date that Sample s was first moved to one of ('Initial Edit','Edit','assemble') <text:s/><text:span text:style-name="T2">if it was never in one of these states then it isn't counted.</text:span></text:p>
      <text:p text:style-name="Standard">END(s) = The time/date that Sample s was last updated while in 'Validation', <text:span text:style-name="T2">if it was never in one of these states then it isn't counted.</text:span></text:p>
      <text:p text:style-name="P56">DURATION(<text:span text:style-name="T5">s</text:span>) = END(s) - START(s) </text:p>
      <text:p text:style-name="P56"><text:soft-page-break/>SUBTASKS(<text:span text:style-name="T5">s</text:span>) = The number of sub-tasks associated with the Sample <text:span text:style-name="T5">s</text:span>.</text:p>
      <text:p text:style-name="P56"/>
      <text:p text:style-name="P56">include <text:span text:style-name="T26">hold</text:span>, date <text:span text:style-name="T26">startAfter</text:span>, date <text:span text:style-name="T26">endAfter</text:span>, date <text:span text:style-name="T26">startBefore</text:span>, date <text:span text:style-name="T26">endBefore</text:span>, funds <text:span text:style-name="T26">requested</text:span>, subtypes <text:span text:style-name="T26">requested</text:span> and host <text:span text:style-name="T26">requested </text:span>are command-line options.</text:p>
      <text:p text:style-name="P56"/>
      <text:p text:style-name="P56">It outputs:</text:p>
      <text:list xml:id="list1442024548" text:style-name="L4">
        <text:list-item>
          <text:p text:style-name="P59">|P|; the number of samples.</text:p>
        </text:list-item>
        <text:list-item>
          <text:p text:style-name="P59">min(START(p));the time/date that the oldest sample began being processed.</text:p>
        </text:list-item>
        <text:list-item>
          <text:p text:style-name="P59">max(END(p)); the time/date that the most recently finished sample was done.</text:p>
        </text:list-item>
      </text:list>
      <text:p text:style-name="P58"/>
      <text:list xml:id="list1637948078" text:continue-numbering="true" text:style-name="L4">
        <text:list-item>
          <text:p text:style-name="P59">|NT|</text:p>
        </text:list-item>
        <text:list-item>
          <text:p text:style-name="P59">min(START(nt))</text:p>
        </text:list-item>
        <text:list-item>
          <text:p text:style-name="P59">avg(DURATION(nt)); the total of all the durations divided by |NT|</text:p>
        </text:list-item>
        <text:list-item>
          <text:p text:style-name="P57"><text:span text:style-name="T20">median(DURATION(nt)); the middle element, or </text:span><text:span text:style-name="T21">if even the average of the two middle elements</text:span><text:span text:style-name="T20">.</text:span></text:p>
        </text:list-item>
        <text:list-item>
          <text:p text:style-name="P59">max(END(nt))</text:p>
        </text:list-item>
      </text:list>
      <text:p text:style-name="P58"/>
      <text:list xml:id="list2030389581" text:continue-numbering="true" text:style-name="L4">
        <text:list-item>
          <text:p text:style-name="P59">|TT|</text:p>
        </text:list-item>
        <text:list-item>
          <text:p text:style-name="P59">min(START(tt))</text:p>
        </text:list-item>
        <text:list-item>
          <text:p text:style-name="P59">avg(DURATION(tt))</text:p>
        </text:list-item>
        <text:list-item>
          <text:p text:style-name="P59">median(DURATION(tt))</text:p>
        </text:list-item>
        <text:list-item>
          <text:p text:style-name="P59">max(END(tt))</text:p>
        </text:list-item>
      </text:list>
      <text:p text:style-name="P58"/>
      <text:list xml:id="list1082455101" text:continue-numbering="true" text:style-name="L4">
        <text:list-item>
          <text:p text:style-name="P59">min(SUBTASKS(tt))</text:p>
        </text:list-item>
        <text:list-item>
          <text:p text:style-name="P59">avg(SUBTASKS(tt))</text:p>
        </text:list-item>
        <text:list-item>
          <text:p text:style-name="P59">median(SUBTASKS(tt); this could produce a result XXX.5 that matches no input value!</text:p>
        </text:list-item>
        <text:list-item>
          <text:p text:style-name="P59">max(SUBTASKS(tt))</text:p>
        </text:list-item>
      </text:list>
      <text:h text:style-name="P103" text:outline-level="2"><text:span text:style-name="T5">org.jcvi.glk.ctm.status.CtmSampleHistory</text:span> </text:h>
      <text:p text:style-name="P92">Script: Unknown</text:p>
      <text:p text:style-name="P56">prints ctm history and comments about a sample. (the ctm doesn’t have a commandline version of this and it was requrested by closure a few years ago..although everyone who used it isn’t here anymore so it can probably be deleted) </text:p>
      <text:h text:style-name="P103" text:outline-level="2">org.jcvi.glk.ctm.status.ExternalFluStatusReport </text:h>
      <text:p text:style-name="P92">Script: Unknown</text:p>
      <text:p text:style-name="P56">this was a report that was generated once a week and emailed to Karen and Elodie to show our status, It used to take Becky days to create this report so I wrote a program to do it for her. <text:s/>However after a few months Elodie didn’t want it anymore so we turned off the cron. </text:p>
      <text:h text:style-name="Heading_20_2" text:outline-level="2">org.jcvi.glk.ctm.status.GetPublishedCounts </text:h>
      <text:p text:style-name="P93">Script: Elvira/bin/getPublishedCount</text:p>
      <text:h text:style-name="Heading_20_4" text:outline-level="4">Code</text:h>
      <text:p text:style-name="code"><text:bookmark-start text:name="DDE_LINK"/>CTMHelper.getReferenceStatus("Published")</text:p>
      <text:p text:style-name="code"><text:soft-page-break/>CTMHelper.getReferencesBy(publishedStatus)</text:p>
      <text:h text:style-name="Heading_20_4" text:outline-level="4"><text:bookmark-end text:name="DDE_LINK"/>Calculation</text:h>
      <text:p text:style-name="Text_20_body">Finds all samples with a status of 'Published'.</text:p>
      <text:h text:style-name="Heading_20_2" text:outline-level="2">org.jcvi.glk.ctm.status.reporter.published.FluPublishededSamplesGraph </text:h>
      <text:p text:style-name="P93">Script: Unknown</text:p>
      <text:p text:style-name="Text_20_body">makes the pretty graph for the flu gsc webpage</text:p>
      <text:h text:style-name="Heading_20_4" text:outline-level="4"><text:bookmark-start text:name="DDE_LINK1"/>Code</text:h>
      <text:p text:style-name="Text_20_body">In PublishedFluSamplesDatasetGenerator</text:p>
      <text:p text:style-name="code"><text:bookmark-start text:name="DDE_LINK5"/>CTMHelper.getReferenceStatus("Published")</text:p>
      <text:p text:style-name="code">CTMHelper.getReferencesBy(publishedStatus)</text:p>
      <text:h text:style-name="Heading_20_4" text:outline-level="4"><text:bookmark-end text:name="DDE_LINK5"/>Calculation</text:h>
      <text:p text:style-name="Text_20_body"><text:bookmark-end text:name="DDE_LINK1"/>Finds all samples with a status of 'Published'.</text:p>
      <text:h text:style-name="P102" text:outline-level="2">org.jcvi.glk.ctm.status.reporter.queue.StatusQueueInfo </text:h>
      <text:p text:style-name="P93">Script: Unknown</text:p>
      <text:p text:style-name="Text_20_body">? possibly used by Becky</text:p>
      <text:p text:style-name="Standard">org.jcvi.glk.ctm.status.reporter.queue.QueueReportFactory also processes the references</text:p>
      <text:h text:style-name="Heading_20_4" text:outline-level="4">Code</text:h>
      <text:p text:style-name="code">publishedStatus = CTMHelper.getReferenceStatus("Published")</text:p>
      <text:p text:style-name="code">references = CTMHelper.getReferencesBy(publishedStatus)</text:p>
      <text:p text:style-name="code">for(Reference reference : references){</text:p>
      <text:p text:style-name="code"><text:tab/>EUID euid =reference.getExtentId();</text:p>
      <text:p text:style-name="code"><text:tab/>ReferenceHistory mostRecentEdit = reference.getAllHistory().get(0);</text:p>
      <text:p text:style-name="code"><text:tab/>mostRecentEdit.getEditedDate();</text:p>
      <text:p text:style-name="code">}</text:p>
      <text:h text:style-name="Heading_20_4" text:outline-level="4">Calculation</text:h>
      <text:p text:style-name="Text_20_body">Gets the date of the earliest history entry for all references with status 'Published'</text:p>
      <text:h text:style-name="Heading_20_2" text:outline-level="2">org.jcvi.glk.ctm.status.GscViralSequencingProjectStatusReport </text:h>
      <text:p text:style-name="P93">Script: Elvira/bin/gscViralSequencingProductionStatusReport</text:p>
      <text:h text:style-name="Heading_20_4" text:outline-level="4">Code</text:h>
      <text:p text:style-name="Text_20_body">DBHelpers </text:p>
      <text:p text:style-name="code">CTMHelper.getReferenceStatus("Published")</text:p>
      <text:p text:style-name="code">CTMHelper.getReferenceStatus("Unresolved")</text:p>
      <text:p text:style-name="Standard"/>
      <text:p text:style-name="Standard">DBHelpers.getCTMReferenceStatusTallyForLot</text:p>
      <text:p text:style-name="code"><text:s text:c="8"/>List&lt;?&gt; statusTallies = session.createSQLQuery(</text:p>
      <text:p text:style-name="P108"><text:s text:c="16"/>"SELECT <text:span text:style-name="T17">s.ctm_reference_status_id</text:span> AS {status.id}, " +</text:p>
      <text:p text:style-name="P108"><text:s text:c="23"/>"s.name <text:s text:c="19"/>AS {status.name}, "+</text:p>
      <text:p text:style-name="P108"><text:soft-page-break/><text:s text:c="23"/>"COUNT(<text:span text:style-name="T17">r.ctm_reference_id</text:span>) AS total " +</text:p>
      <text:p text:style-name="P108"><text:s text:c="16"/>"FROM <text:span text:style-name="T17">ctm_reference r</text:span> " +</text:p>
      <text:p text:style-name="P108"><text:s text:c="18"/>"JOIN " +</text:p>
      <text:p text:style-name="P108"><text:s text:c="22"/>"(SELECT Extent_id " +</text:p>
      <text:p text:style-name="P108"><text:s text:c="22"/>"FROM Extent " +</text:p>
      <text:p text:style-name="P108"><text:s text:c="22"/>"WHERE parent_id = :parent_id) e " +</text:p>
      <text:p text:style-name="P108"><text:s text:c="20"/>"ON <text:span text:style-name="T17">r.value</text:span> = CONVERT(VARCHAR(30),e.Extent_id) <text:s/>" +</text:p>
      <text:p text:style-name="P108"><text:s text:c="26"/>"JOIN <text:span text:style-name="T17">ctm_reference_status s</text:span> <text:s/>" +</text:p>
      <text:p text:style-name="P108"><text:s text:c="28"/>"ON <text:span text:style-name="T17">r.ctm_reference_status_id</text:span> = <text:span text:style-name="T17">s.ctm_reference_status_id</text:span> " +</text:p>
      <text:p text:style-name="P108"><text:s text:c="16"/>"GROUP BY (<text:span text:style-name="T17">s.ctm_reference_status_id</text:span>)"</text:p>
      <text:p text:style-name="P108"><text:s text:c="8"/>).addEntity("status",<text:span text:style-name="T17">ReferenceStatus.class</text:span>)</text:p>
      <text:p text:style-name="P108"><text:s text:c="9"/>.addScalar("total", Hibernate.INTEGER)</text:p>
      <text:p text:style-name="P108"><text:s text:c="9"/>.setLong("parent_id",lotId)</text:p>
      <text:p text:style-name="P108"><text:s text:c="9"/>.list();</text:p>
      <text:p text:style-name="Standard"/>
      <text:p text:style-name="Standard">DBHelpers.getTallyFromParentAndExtentAttributeType</text:p>
      <text:p text:style-name="Standard">...</text:p>
      <text:p text:style-name="code"><text:s text:c="7"/><text:span text:style-name="T27"><text:s/>String publishedOnlyJoin =</text:span></text:p>
      <text:p text:style-name="P108"><text:s text:c="16"/>"JOIN " +</text:p>
      <text:p text:style-name="P108"><text:s text:c="20"/>"(SELECT <text:span text:style-name="T17">value</text:span> " +</text:p>
      <text:p text:style-name="P108"><text:s text:c="21"/>"FROM <text:span text:style-name="T17">ctm_reference</text:span> " +</text:p>
      <text:p text:style-name="P108"><text:s text:c="21"/>"WHERE <text:span text:style-name="T17">ctm_reference_status_id = :publishedId</text:span>) r " +</text:p>
      <text:p text:style-name="P108"><text:s text:c="16"/>"ON r.value = CONVERT(VARCHAR(30),e.Extent_id) ";</text:p>
      <text:h text:style-name="Heading_20_2" text:outline-level="2">org.jcvi.glk.elvira.nextgen.MarkNextGenSamplesAsSubmitted </text:h>
      <text:p text:style-name="P93">Script: Elvira/bin/markNextGenSamplesAsSubmitted.pl</text:p>
      <text:p text:style-name="Text_20_body">Nadia needs to run this to mark next-gen samples as published so they can be seen by the reports below.</text:p>
      <text:h text:style-name="Heading_20_4" text:outline-level="4">Code</text:h>
      <text:p text:style-name="code">User ctmUser = CTMHelper.getUser(auth.getUsername());</text:p>
      <text:p text:style-name="code">ReferenceStatus publishedStatus = ctmHelper.getReferenceStatus("Published");</text:p>
      <text:p text:style-name="Standard">...</text:p>
      <text:p text:style-name="code">Reference ctmReference =ctmHelper.getReferenceFrom(sampleExtent);</text:p>
      <text:p text:style-name="code">if(!ctmReference.getStatus().equals(publishedStatus)){</text:p>
      <text:p text:style-name="code"><text:tab/>ctmReference.updateStatus(publishedStatus, ctmUser, comment,dateTime.toDate());</text:p>
      <text:h text:style-name="Heading_20_4" text:outline-level="4">Calculation</text:h>
      <text:p text:style-name="Text_20_body">Updates the the CTM with user,comment,date and status = published based on Extent ID.</text:p>
      <text:h text:style-name="Heading_20_2" text:outline-level="2">org.jcvi.glk.elvira.FTPElviraSampleSummaryReport </text:h>
      <text:p text:style-name="P93">Script: Elvira/bin/FTPElviraSampleSummaryReport</text:p>
      <text:p text:style-name="Standard">(Based on AbstractElviraSampleReporter) </text:p>
      <text:p text:style-name="Standard">this is the spreadsheet Yiming uses to make genbank files for our submissions. <text:s/>A cron runs everyday to generate this file.</text:p>
      <text:h text:style-name="Heading_20_4" text:outline-level="4">Code</text:h>
      <text:p text:style-name="code">CTMHelper.getReferenceFrom(ExtentID).getStatus().getName();</text:p>
      <text:h text:style-name="Heading_20_4" text:outline-level="4">Calculation</text:h>
      <text:p text:style-name="Text_20_body">Looks up the status from the CTM using the Extent ID</text:p>
      <text:h text:style-name="P100" text:outline-level="2"><text:soft-page-break/>org.jcvi.glk.elvira.report.sample.internal.FluInternalSampleReporter </text:h>
      <text:p text:style-name="P93">Script: Unknown</text:p>
      <text:p text:style-name="P56">(Based on AbstractElviraSampleReporter)</text:p>
      <text:p text:style-name="Standard">used for flu gsc webpage to make tables for flu a and flu b numbers. <text:s/>Not sure if this is still used, need to check with Maria Kim.</text:p>
      <text:h text:style-name="Heading_20_4" text:outline-level="4">Code</text:h>
      <text:p text:style-name="code">CTMHelper.getReferenceFrom(ExtentID).getStatus().getName();</text:p>
      <text:h text:style-name="Heading_20_4" text:outline-level="4">Calculation</text:h>
      <text:p text:style-name="Text_20_body">Looks up the status from the CTM using the Extent ID</text:p>
      <text:h text:style-name="Heading_20_1" text:outline-level="1">Possibly CTM Related Programs</text:h>
      <text:p text:style-name="Standard">There were also a number of programs that currently use CTMElviraGLKSessionBuilder but don’t actually access the CTM. These could be edited to replace the CTMElviraGLKSessionBuilder with ElviraGLKSessionBuilder instead without effecting their function. </text:p>
      <text:h text:style-name="P101" text:outline-level="2">org.BackPopulateMscExpectedTotals </text:h>
      <text:p text:style-name="P93">Script: Unknown</text:p>
      <text:h text:style-name="Heading_20_2" text:outline-level="2">org.jcvi.elvira.viral.nextgen.EmailCollaboratorsConsensus </text:h>
      <text:p text:style-name="Standard"><text:span text:style-name="T5">Script: Elvira/bin/</text:span>emailCollaboratorsConsensus:</text:p>
      <text:p text:style-name="Text_20_body">I have a jira ticket to update this program (VHTNGS-503) still in use.</text:p>
      <text:h text:style-name="Heading_20_2" text:outline-level="2">org.jcvi.glk.adapter.GLKPrimerPlateCritiquorFileWriter </text:h>
      <text:p text:style-name="P93">Script: Unknown</text:p>
      <text:p text:style-name="Text_20_body">creates a critiquor file from GLK plates. <text:s/>This is used by Kelvin and Susmita in their primer design papers to compare primer designed plates to manually created plates.</text:p>
      <text:p text:style-name="Text_20_body">No other references to the CTM</text:p>
      <text:p text:style-name="code">TrimSequenceAttributeType coordinate = GLKHelper.getTrimSequenceAttributeType("coordinate");</text:p>
      <text:p text:style-name="code">TrimSequenceAttributeType region = GLKHelper.getTrimSequenceAttributeType("region");</text:p>
      <text:p text:style-name="code">Plate plate =GLKHelper.getPlate(commandLine.getOptionValue("plate"));</text:p>
      <text:p text:style-name="Standard">...</text:p>
      <text:p text:style-name="code">critiquorWriter.write(plate, coordinate, region);</text:p>
      <text:h text:style-name="P101" text:outline-level="2">org.jcvi.glk.adapter.PullFrag </text:h>
      <text:p text:style-name="P93">Script: Unknown</text:p>
      <text:h text:style-name="P101" text:outline-level="2">org.jcvi.glk.ctm.CtmClosurePlateXMLGenerator </text:h>
      <text:p text:style-name="P93">Script: Unknown</text:p>
      <text:p text:style-name="Standard">(doesn't actually reference the ctm at all!) </text:p>
      <text:p text:style-name="Standard"/>
      <text:h text:style-name="Heading_20_2" text:outline-level="2"><text:soft-page-break/>org.jcvi.glk.elvira.flu.PullAndRenameResequencingTracesFromJLIMS </text:h>
      <text:p text:style-name="Text_20_body">used to pull sanger data from the database and assemble it with CLC.</text:p>
      <text:p text:style-name="Text_20_body"><text:bookmark-start text:name="DDE_LINK6"/><text:bookmark-start text:name="DDE_LINK3"/>No other references to the CTM<text:bookmark-end text:name="DDE_LINK6"/><text:bookmark-end text:name="DDE_LINK3"/></text:p>
      <text:h text:style-name="P103" text:outline-level="2">org.jcvi.glk.elvira.flu.report.exporter.PrimerSuccessReportExcelExporter </text:h>
      <text:p text:style-name="P95">still in production but no one uses it anymore reports primer and sequence success rates but isn’t very helpful anymore since it assumes everything is in the project database.</text:p>
      <text:p text:style-name="Text_20_body"><text:span text:style-name="T22">Uses FluHost from the org.jcvi.glk.</text:span><text:span text:style-name="T23">ctm</text:span><text:span text:style-name="T22">.status.reporter.published package but doesn't actually reference the CTM.</text:span></text:p>
      <text:p text:style-name="Text_20_body"><text:span text:style-name="T22">Uses org.jcvi.glk.elvira.report.success.ProbabilitySuccess that used <text:s/></text:span><text:span text:style-name="T23">CTMElviraGLKSessionBuilder </text:span>but could use <text:s/>ElviraGLKSessionBuilder instead<text:span text:style-name="T23">.</text:span></text:p>
      <text:h text:style-name="Heading_20_2" text:outline-level="2">org.jcvi.glk.elvira.plate.GLKPlateExporter </text:h>
      <text:p text:style-name="P56">Uses <text:span text:style-name="T28">CTMUtil.createCtmTaskNameFrom</text:span> from org.jcvi.glk.<text:span text:style-name="T28">ctm</text:span> but this doesn't actually use the CTM database. </text:p>
      <text:p text:style-name="code">coordinateType = GLKHelper.getTrimSequenceAttributeType("coordinate");</text:p>
      <text:p text:style-name="code">regionNumberType = GLKHelper.getTrimSequenceAttributeType("region_number");</text:p>
      <text:p text:style-name="code">regionType = GLKHelper.getTrimSequenceAttributeType("region");</text:p>
      <text:p text:style-name="Standard">...</text:p>
      <text:p text:style-name="code"><text:span text:style-name="T28">CTMUtil</text:span>.<text:bookmark-start text:name="DDE_LINK4"/>createCtmTaskNameFrom<text:bookmark-end text:name="DDE_LINK4"/>(well, coordinateType, regionNumberType, regionType);</text:p>
      <text:h text:style-name="Heading_20_2" text:outline-level="2">org.jcvi.glk.tools.CreateAndBackPopulateTrimSequenceRegionNumber </text:h>
      <text:p text:style-name="Text_20_body">No other references to the CTM</text:p>
      <text:h text:style-name="P101" text:outline-level="2">org.jcvi.glk.tools.CreateEmptyWellsForPlates </text:h>
      <text:h text:style-name="P101" text:outline-level="2">org.jcvi.glk.tools.CreateGLKLibrary </text:h>
      <text:h text:style-name="P101" text:outline-level="2">org.jcvi.glk.tools.LoadSequenceReadPropertiesFromTraceInfo </text:h>
      <text:h text:style-name="P98" text:outline-level="2">org.jcvi.sangerManifest.viral.ctm.CreateClosureOrder </text:h>
      <text:p text:style-name="P90">Elvira/bin/JLIMS/createClosureOrder</text:p>
      <text:p text:style-name="P90">The class no-longer exists</text:p>
      <text:p text:style-name="P90">The package org.jcvi.sangerManifest no-longer exists</text:p>
      <text:h text:style-name="Heading_20_2" text:outline-level="2">BuildInitialSequenceJlimsManifest </text:h>
      <text:p text:style-name="P90">Elvira/bin/JLIMS/createInitialSequenceJlimsManifest</text:p>
      <text:p text:style-name="P90">The class no-longer exists</text:p>
      <text:h text:style-name="P107" text:outline-level="1">Scripts/perl that use the CTM</text:h>
      <text:h text:style-name="Heading_20_2" text:outline-level="2">Elvira/bin/flap</text:h>
      <text:p text:style-name="Text_20_body">updates CTM via TIGR::CTM; </text:p>
      <text:h text:style-name="Heading_20_2" text:outline-level="2">Elvira/bin/collectionReport</text:h>
      <text:p text:style-name="Text_20_body">Acts on CTM, watches for overdue samples and produces reports </text:p>
      <text:h text:style-name="Heading_20_2" text:outline-level="2">Elvira/bin/flava</text:h>
      <text:p text:style-name="Text_20_body">has option to use a CTM queue instead of a tuple file </text:p>
      <text:h text:style-name="Heading_20_2" text:outline-level="2">Elvira/bin/scheduleAssembly</text:h>
      <text:p text:style-name="Text_20_body">updates CTM via TIGR:CTM </text:p>
      <text:h text:style-name="Heading_20_2" text:outline-level="2">Elvira/bin/listSamplesByStatus</text:h>
      <text:p text:style-name="Text_20_body">uses SQL to list CTM samples based on status </text:p>
      <text:h text:style-name="P104" text:outline-level="2">Elvira/bin/flaploader </text:h>
      <text:p text:style-name="Text_20_body">updates CTM via TIGR::CTM; possibly a copy of the code from another script </text:p>
      <text:h text:style-name="Heading_20_2" text:outline-level="2">Elvira/perllib/TIGR/Elvira/Utility.pm </text:h>
      <text:p text:style-name="Text_20_body">just includes default of 'update_ctm' =&gt; 0, </text:p>
      <text:h text:style-name="Heading_20_2" text:outline-level="2">Elvira/perllib/TIGR/CTM.pm </text:h>
      <text:p text:style-name="Text_20_body">obviously </text:p>
      <text:h text:style-name="Heading_20_2" text:outline-level="2">Elvira/resources/vapor.defaults.properties</text:h>
      <text:p text:style-name="Text_20_body">executive.ctm.update=false, executive.ctm.user=glk_admin </text:p>
      <text:p text:style-name="Text_20_body"/>
      <text:h text:style-name="P107" text:outline-level="1">Scripts/perl that possibly use the CTM</text:h>
      <text:h text:style-name="P103" text:outline-level="2">Elvira/bin/flam</text:h>
      <text:p text:style-name="Text_20_body">includes my @DEPENDS = (..."ctmbacs", ...) </text:p>
      <text:h text:style-name="P103" text:outline-level="2">Elvira/bin/checkSampleScheduling </text:h>
      <text:p text:style-name="Text_20_body">includes TIGR::CTM and 'sub noteScheduleInCTM($$);' </text:p>
      <text:h text:style-name="P103" text:outline-level="2">Elvira/bin/primerVersionReport </text:h>
      <text:p text:style-name="Text_20_body">includes my @DEPENDS = (..."ctmbacs", ...) </text:p>
      <text:h text:style-name="P107" text:outline-level="1">CTMHelper Methods</text:h>
      <text:h text:style-name="Heading_20_2" text:outline-level="2">Set&lt;Reference&gt; getReferencesBy(ReferenceStatus status);</text:h>
      <text:p text:style-name="Standard">Used by:</text:p>
      <text:list xml:id="list2086789088" text:style-name="L14">
        <text:list-item>
          <text:p text:style-name="P60">GetNCBIAccessionsForAllPublishedData</text:p>
        </text:list-item>
        <text:list-item>
          <text:p text:style-name="P63">FluStatusReport</text:p>
        </text:list-item>
        <text:list-item>
          <text:p text:style-name="P49">GetPublishedCounts</text:p>
        </text:list-item>
        <text:list-item>
          <text:p text:style-name="P49">PublishedFluSamplesDatasetGenerator</text:p>
        </text:list-item>
        <text:list-item>
          <text:p text:style-name="P63">StatusQueueInfo</text:p>
        </text:list-item>
      </text:list>
      <text:h text:style-name="P103" text:outline-level="2">Set&lt;ReferenceHistory&gt; getReferenceHistoriesBy(ReferenceStatus status);</text:h>
      <text:p text:style-name="Standard">Used by:</text:p>
      <text:list xml:id="list642352856" text:style-name="L15">
        <text:list-item>
          <text:p text:style-name="P67">AvgTimeOfPublishedSamples</text:p>
        </text:list-item>
      </text:list>
      <text:h text:style-name="P103" text:outline-level="2">Set&lt;ReferenceStatus&gt; getReferenceStatuses();</text:h>
      <text:p text:style-name="Standard">Used by:</text:p>
      <text:list xml:id="list1604673419" text:style-name="L16">
        <text:list-item>
          <text:p text:style-name="P68">FluStatusReport</text:p>
        </text:list-item>
      </text:list>
      <text:h text:style-name="Heading_20_2" text:outline-level="2">ReferenceStatus getReferenceStatus(String statusName);</text:h>
      <text:p text:style-name="Standard">Used by:</text:p>
      <text:list xml:id="list111911216" text:style-name="L17">
        <text:list-item>
          <text:p text:style-name="P61">PdmQueriesForSpiroDec2011</text:p>
        </text:list-item>
        <text:list-item>
          <text:p text:style-name="P61">GetNCBIAccessionsForAllPublishedData</text:p>
        </text:list-item>
        <text:list-item>
          <text:p text:style-name="P64">AvgTimeOfPublishedSamples</text:p>
        </text:list-item>
        <text:list-item>
          <text:p text:style-name="P50">GetPublishedCounts</text:p>
        </text:list-item>
        <text:list-item>
          <text:p text:style-name="P50">PublishedFluSamplesDatasetGenerator</text:p>
        </text:list-item>
        <text:list-item>
          <text:p text:style-name="P64">StatusQueueInfo</text:p>
        </text:list-item>
        <text:list-item>
          <text:p text:style-name="P50">DBHelpers -&gt; <text:s/>GscViralSequencingProjectStatusReport</text:p>
        </text:list-item>
        <text:list-item>
          <text:p text:style-name="P50">MarkNextGenSamplesAsSubmitted</text:p>
        </text:list-item>
        <text:list-item>
          <text:p text:style-name="P64">CTMReporter</text:p>
        </text:list-item>
      </text:list>
      <text:h text:style-name="Heading_20_2" text:outline-level="2">Reference getReferenceFrom(Extent extent);</text:h>
      <text:p text:style-name="Standard">Used by:</text:p>
      <text:list xml:id="list1013345039" text:style-name="L18">
        <text:list-item>
          <text:p text:style-name="P65">CTMSampleHistory</text:p>
        </text:list-item>
        <text:list-item>
          <text:p text:style-name="P62">FluExternalSampleReportAnalyzer</text:p>
        </text:list-item>
        <text:list-item>
          <text:p text:style-name="P51">MarkNextGenSamplesAsSubmitted</text:p>
        </text:list-item>
        <text:list-item>
          <text:p text:style-name="P51">FTPElviraSampleSummaryReport</text:p>
        </text:list-item>
        <text:list-item>
          <text:p text:style-name="P62">FluInternalSampleReporter</text:p>
        </text:list-item>
        <text:list-item>
          <text:p text:style-name="P65">CTMReporter</text:p>
        </text:list-item>
      </text:list>
      <text:h text:style-name="P104" text:outline-level="2">Reference getReferenceBy(EUID euid);</text:h>
      <text:p text:style-name="Standard">Used by</text:p>
      <text:list xml:id="list1694047377" text:style-name="L19">
        <text:list-item>
          <text:p text:style-name="P69">HibernateCTMHelper</text:p>
        </text:list-item>
      </text:list>
      <text:h text:style-name="P103" text:outline-level="2"><text:soft-page-break/>Set&lt;Reference&gt; getReferences();</text:h>
      <text:p text:style-name="Standard">Used by</text:p>
      <text:list xml:id="list857305130" text:style-name="L20">
        <text:list-item>
          <text:p text:style-name="P70">ExternalFluStatusReport</text:p>
        </text:list-item>
      </text:list>
      <text:h text:style-name="Heading_20_2" text:outline-level="2">User getUser(String userName);</text:h>
      <text:p text:style-name="Standard">Used by</text:p>
      <text:list xml:id="list1221515278" text:style-name="L21">
        <text:list-item>
          <text:p text:style-name="P52">MarkNextGenSamplesAsSubmitted (used when updating the status)</text:p>
        </text:list-item>
        <text:list-item>
          <text:p text:style-name="P66">CTMReporter</text:p>
        </text:list-item>
      </text:list>
      <text:h text:style-name="Heading_20_2" text:outline-level="2">TaskStatus getTaskStatus(String name);</text:h>
      <text:p text:style-name="Standard">Used by</text:p>
      <text:list xml:id="list363524014" text:style-name="L22">
        <text:list-item>
          <text:p text:style-name="P71">CTMUtil - <text:span text:style-name="T2">CreateClosureRedoPlate</text:span></text:p>
        </text:list-item>
      </text:list>
      <text:h text:style-name="Heading_20_2" text:outline-level="2">TaskType getTaskType(String type);</text:h>
      <text:p text:style-name="Standard">Used by</text:p>
      <text:list xml:id="list633200908" text:continue-numbering="true" text:style-name="L22">
        <text:list-item>
          <text:p text:style-name="P71">CTMUtil - <text:span text:style-name="T2">CreateClosureRedoPlate</text:span></text:p>
        </text:list-item>
      </text:list>
      <text:h text:style-name="Heading_20_2" text:outline-level="2">List&lt;TaskType&gt; getTaskTypesLike(String like);</text:h>
      <text:p text:style-name="Standard">Used by</text:p>
      <text:list xml:id="list237281848" text:continue-numbering="true" text:style-name="L22">
        <text:list-item>
          <text:p text:style-name="P71">CTMUtil - <text:span text:style-name="T2">CreateClosureRedoPlate</text:span></text:p>
        </text:list-item>
      </text:list>
      <text:h text:style-name="Heading_20_2" text:outline-level="2">NOT USED</text:h>
      <text:p text:style-name="Standard">Reference getReference(int ctmReferenceId);</text:p>
      <text:p text:style-name="Standard">Access getAccess(String accesslevel);</text:p>
      <text:p text:style-name="Standard">Set&lt;User&gt; getUsersWithAccess(Access access);</text:p>
      <text:p text:style-name="Standard">Set&lt;ReferenceAttributeType&gt; getReferenceAttributeTypes();</text:p>
      <text:p text:style-name="Standard">ReferenceAttributeType getReferenceAttributeType(String name);</text:p>
      <text:p text:style-name="Standard">Set&lt;TaskAttributeType&gt; getTaskAttributeTypes();</text:p>
      <text:p text:style-name="Standard">TaskAttributeType getTaskAttributeType(String name);</text:p>
      <text:p text:style-name="Standard">Set&lt;TaskType&gt; getTaskTypes();</text:p>
      <text:p text:style-name="Standard">Set&lt;TaskStatus&gt; getTaskStatuses();</text:p>
      <text:p text:style-name="Standard"/>
      <text:p text:style-name="Standard">?Check how createClosureRedoPlate finds and uses the tasks</text:p>
      <text:p text:style-name="Standard">Set&lt;Task&gt; getTasksByType(TaskType type);</text:p>
      <text:p text:style-name="Standard">Set&lt;Task&gt; getTasksByStatus(TaskStatus status);</text:p>
      <text:p text:style-name="Standard">Set&lt;Task&gt; getTasksByTypeAndStatus(TaskStatus status, TaskType type);</text:p>
      <text:p text:style-name="Standard">Set&lt;Task&gt; getTasksAssignedTo(User user);</text:p>
      <text:p text:style-name="Standard">Set&lt;Task&gt; getTasksByPriority(TaskPriority priority);</text:p>
      <text:p text:style-name="Standard">Set&lt;Task&gt; getTasksWithAtLeastPriority(TaskPriority priority);</text:p>
      <text:p text:style-name="Standard"/>
      <text:p text:style-name="Standard"><text:s text:c="4"/></text:p>
      <text:h text:style-name="P99"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Courier 10 Pitch" svg:font-family="'Courier 10 Pitch'" style:font-adornments="Regular" style:font-pitch="fixed"/>
    <style:font-face style:name="Courier New1" svg:font-family="'Courier New'" style:font-family-generic="modern" style:font-pitch="fixed"/>
    <style:font-face style:name="DejaVu LGC Sans1" svg:font-family="'DejaVu LGC Sans', 'Times New Roman'" style:font-pitch="variable"/>
    <style:font-face style:name="Cambria" svg:font-family="Cambria" style:font-family-generic="roman" style:font-pitch="variable"/>
    <style:font-face style:name="Liberation Serif" svg:font-family="'Liberation Serif'"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LGC Sans" style:font-size-asian="12pt" style:language-asian="zh" style:country-asian="CN" style:font-name-complex="DejaVu LGC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Cambria" fo:font-size="13pt" fo:language="zxx" fo:country="none" fo:font-weight="bold" style:font-size-asian="13pt" style:font-weight-asian="bold" style:font-size-complex="13pt" style:font-weight-complex="bold"/>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de" style:family="paragraph" style:parent-style-name="Standard" style:next-style-name="Standard" style:default-outline-level="" style:list-style-name="">
      <style:text-properties style:font-name="Courier 10 Pitch" fo:font-size="8pt"/>
    </style:style>
    <style:style style:name="WW8Num8z1" style:family="text">
      <style:text-properties fo:font-weight="normal" style:font-weight-asian="normal"/>
    </style:style>
    <style:style style:name="WW8Num31z0" style:family="text">
      <style:text-properties style:font-name="Symbol"/>
    </style:style>
    <style:style style:name="WW8Num19z0" style:family="text">
      <style:text-properties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8">
      <text:list-level-style-number text:level="1" style:num-suffix="." style:num-format="1" text:start-value="6">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8752in"/>
        </style:list-level-properties>
      </text:list-level-style-number>
      <text:list-level-style-number text:level="3" style:num-format="1" text:start-value="7" text:display-levels="3">
        <style:list-level-properties text:list-level-position-and-space-mode="label-alignment">
          <style:list-level-label-alignment text:label-followed-by="listtab" fo:text-indent="-0.5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8752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2.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2.8752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3.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3.8752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format="1" text:start-value="3">
        <style:list-level-properties text:list-level-position-and-space-mode="label-alignment">
          <style:list-level-label-alignment text:label-followed-by="listtab" fo:text-indent="-0.25in" fo:margin-left="0.25in"/>
        </style:list-level-properties>
      </text:list-level-style-number>
      <text:list-level-style-number text:level="2" text:style-name="WW8Num8z1" style:num-format="1" text:start-value="2" text:display-levels="2">
        <style:list-level-properties text:list-level-position-and-space-mode="label-alignment">
          <style:list-level-label-alignment text:label-followed-by="listtab" fo:text-indent="-0.75in" fo:margin-left="1.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2.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3.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4.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5.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7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8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9.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bullet text:level="1" text:style-name="WW8Num31z0" style:num-suffix="." text:bullet-char="">
        <style:list-level-properties text:list-level-position-and-space-mode="label-alignment">
          <style:list-level-label-alignment text:label-followed-by="listtab" fo:text-indent="-0.5in" fo:margin-left="1in"/>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Peter Edworthy</meta:initial-creator>
    <meta:creation-date>2012-10-24T10:31:20</meta:creation-date>
    <dc:date>2012-11-06T11:55:47</dc:date>
    <dc:creator>Peter Edworthy</dc:creator>
    <meta:editing-duration>PT50H18M35S</meta:editing-duration>
    <meta:editing-cycles>2</meta:editing-cycles>
    <meta:generator>OpenOffice.org/3.1$Unix OpenOffice.org_project/310m19$Build-9420</meta:generator>
    <meta:document-statistic meta:table-count="0" meta:image-count="0" meta:object-count="3" meta:page-count="16" meta:paragraph-count="377" meta:word-count="2608" meta:character-count="20894"/>
  </office:meta>
</office:document-meta>
</file>

<file path=Object 1/content.xml><?xml version="1.0" encoding="utf-8"?>
<!DOCTYPE math  PUBLIC '-//OpenOffice.org//DTD Modified W3C MathML 1.01//EN'  'math.dtd'>
<math:math xmlns:math="http://www.w3.org/1998/Math/MathML">
  <math:semantics>
    <math:mtable>
      <math:mtr>
        <math:mrow>
          <math:mo math:stretchy="false">∀</math:mo>
          <math:mrow>
            <math:mi>p</math:mi>
            <math:mo math:stretchy="false">∈</math:mo>
            <math:mi>P</math:mi>
          </math:mrow>
          <math:mo math:stretchy="false">⋮</math:mo>
          <math:mrow>
            <math:mi math:fontstyle="italic">p.currentStatus</math:mi>
            <math:mo math:stretchy="false">=</math:mo>
            <math:mi>'</math:mi>
          </math:mrow>
          <math:mi math:fontstyle="italic">Published</math:mi>
          <math:mrow>
            <math:mi>'</math:mi>
            <math:mo math:stretchy="false">∧</math:mo>
            <math:mi/>
          </math:mrow>
        </math:mrow>
      </math:mtr>
      <math:mtr>
        <math:mrow>
          <math:mi/>
          <math:mrow>
            <math:mrow>
              <math:mo math:stretchy="false">[</math:mo>
              <math:mrow>
                <math:mrow>
                  <math:mo math:stretchy="false">(</math:mo>
                  <math:mrow>
                    <math:mo math:stretchy="false">∀</math:mo>
                    <math:mrow>
                      <math:mi math:fontstyle="italic">st</math:mi>
                      <math:mo math:stretchy="false">∈</math:mo>
                      <math:mi math:fontstyle="italic">P.Statuses</math:mi>
                    </math:mrow>
                    <math:mo math:stretchy="false">⋮</math:mo>
                    <math:mi math:fontstyle="italic">st.status</math:mi>
                    <math:mrow>
                      <math:mi>!</math:mi>
                      <math:mo math:stretchy="false">=</math:mo>
                      <math:mi>'</math:mi>
                    </math:mrow>
                    <math:mi math:fontstyle="italic">Hold</math:mi>
                    <math:mi>'</math:mi>
                  </math:mrow>
                  <math:mo math:stretchy="false">)</math:mo>
                </math:mrow>
                <math:mo math:stretchy="false">∨</math:mo>
                <math:msub>
                  <math:mi math:fontstyle="italic">include</math:mi>
                  <math:mi math:fontstyle="italic">hold</math:mi>
                </math:msub>
              </math:mrow>
              <math:mo math:stretchy="false">]</math:mo>
            </math:mrow>
            <math:mo math:stretchy="false">∧</math:mo>
            <math:mi/>
          </math:mrow>
        </math:mrow>
      </math:mtr>
      <math:mtr>
        <math:mrow>
          <math:mi/>
          <math:mi math:fontstyle="italic">START</math:mi>
          <math:mrow>
            <math:mrow>
              <math:mo math:stretchy="false">(</math:mo>
              <math:mi>p</math:mi>
              <math:mo math:stretchy="false">)</math:mo>
            </math:mrow>
            <math:mo math:stretchy="false">&gt;</math:mo>
            <math:mrow>
              <math:msub>
                <math:mi math:fontstyle="italic">date</math:mi>
                <math:mi math:fontstyle="italic">startAfter</math:mi>
              </math:msub>
              <math:mo math:stretchy="false">∧</math:mo>
              <math:mi/>
            </math:mrow>
          </math:mrow>
        </math:mrow>
      </math:mtr>
      <math:mtr>
        <math:mrow>
          <math:mi/>
          <math:mi math:fontstyle="italic">START</math:mi>
          <math:mrow>
            <math:mrow>
              <math:mo math:stretchy="false">(</math:mo>
              <math:mi>p</math:mi>
              <math:mo math:stretchy="false">)</math:mo>
            </math:mrow>
            <math:mo math:stretchy="false">&lt;</math:mo>
            <math:mrow>
              <math:msub>
                <math:mi math:fontstyle="italic">date</math:mi>
                <math:mi math:fontstyle="italic">startBefore</math:mi>
              </math:msub>
              <math:mo math:stretchy="false">∧</math:mo>
              <math:mi/>
            </math:mrow>
          </math:mrow>
        </math:mrow>
      </math:mtr>
      <math:mtr>
        <math:mrow>
          <math:mi/>
          <math:mi math:fontstyle="italic">END</math:mi>
          <math:mrow>
            <math:mrow>
              <math:mo math:stretchy="false">(</math:mo>
              <math:mi>p</math:mi>
              <math:mo math:stretchy="false">)</math:mo>
            </math:mrow>
            <math:mo math:stretchy="false">&lt;</math:mo>
            <math:mrow>
              <math:msub>
                <math:mi math:fontstyle="italic">date</math:mi>
                <math:mi math:fontstyle="italic">endBefore</math:mi>
              </math:msub>
              <math:mo math:stretchy="false">∧</math:mo>
              <math:mi/>
            </math:mrow>
          </math:mrow>
        </math:mrow>
      </math:mtr>
      <math:mtr>
        <math:mrow>
          <math:mi/>
          <math:mi math:fontstyle="italic">END</math:mi>
          <math:mrow>
            <math:mrow>
              <math:mo math:stretchy="false">(</math:mo>
              <math:mi>p</math:mi>
              <math:mo math:stretchy="false">)</math:mo>
            </math:mrow>
            <math:mo math:stretchy="false">&gt;</math:mo>
            <math:mrow>
              <math:msub>
                <math:mi math:fontstyle="italic">date</math:mi>
                <math:mi math:fontstyle="italic">endAfter</math:mi>
              </math:msub>
              <math:mo math:stretchy="false">∧</math:mo>
              <math:mi/>
            </math:mrow>
          </math:mrow>
        </math:mrow>
      </math:mtr>
      <math:mtr>
        <math:mrow>
          <math:mi/>
          <math:mrow>
            <math:mi math:fontstyle="italic">p.fund</math:mi>
            <math:mo math:stretchy="false">∈</math:mo>
            <math:mrow>
              <math:msub>
                <math:mi math:fontstyle="italic">funds</math:mi>
                <math:mi math:fontstyle="italic">requested</math:mi>
              </math:msub>
              <math:mo math:stretchy="false">∧</math:mo>
              <math:mi/>
            </math:mrow>
          </math:mrow>
        </math:mrow>
      </math:mtr>
      <math:mtr>
        <math:mrow>
          <math:mi/>
          <math:mrow>
            <math:mi math:fontstyle="italic">p.subtype</math:mi>
            <math:mo math:stretchy="false">∈</math:mo>
            <math:mrow>
              <math:msub>
                <math:mi math:fontstyle="italic">subtypes</math:mi>
                <math:mi math:fontstyle="italic">requested</math:mi>
              </math:msub>
              <math:mo math:stretchy="false">∧</math:mo>
              <math:mi/>
            </math:mrow>
          </math:mrow>
        </math:mrow>
      </math:mtr>
      <math:mtr>
        <math:mrow>
          <math:mi/>
          <math:mrow>
            <math:mi math:fontstyle="italic">p.host</math:mi>
            <math:mo math:stretchy="false">∈</math:mo>
            <math:msub>
              <math:mi math:fontstyle="italic">hosts</math:mi>
              <math:mi math:fontstyle="italic">requested</math:mi>
            </math:msub>
          </math:mrow>
        </math:mrow>
      </math:mtr>
    </math:mtable>
    <math:annotation math:encoding="StarMath 5.0">forall p in P dotsvert p.currentStatus = 'Published' AND ~ newline ~ [ (forall st in P.Statuses dotsvert st.status != 'Hold') OR include_hold ] and ~ newline ~ START(p) &gt; date_startAfter and ~ newline ~ START(p) &lt; date_startBefore and ~ newline ~  END(p) &lt; date_endBefore and ~ newline ~  END(p) &gt; date_endAfter and ~ newline ~ p.fund in funds_requested and ~ newline ~ p.subtype in subtypes_requested and ~ newline ~ p.host in hosts_requested
</math:annotation>
  </math:semantics>
</math:math>
</file>

<file path=Object 2/content.xml><?xml version="1.0" encoding="utf-8"?>
<!DOCTYPE math  PUBLIC '-//OpenOffice.org//DTD Modified W3C MathML 1.01//EN'  'math.dtd'>
<math:math xmlns:math="http://www.w3.org/1998/Math/MathML">
  <math:semantics>
    <math:mrow>
      <math:mo math:stretchy="false">∀</math:mo>
      <math:mrow>
        <math:mi math:fontstyle="italic">nt</math:mi>
        <math:mo math:stretchy="false">∈</math:mo>
        <math:mi math:fontstyle="italic">NT</math:mi>
      </math:mrow>
      <math:mi>,</math:mi>
      <math:mrow>
        <math:mi math:fontstyle="italic">NT</math:mi>
        <math:mo math:stretchy="false">⊂</math:mo>
        <math:mi>P</math:mi>
      </math:mrow>
      <math:mo math:stretchy="false">⋮</math:mo>
      <math:mtext>SUBTASKS</math:mtext>
      <math:mrow>
        <math:mrow>
          <math:mo math:stretchy="false">(</math:mo>
          <math:mi math:fontstyle="italic">nt</math:mi>
          <math:mo math:stretchy="false">)</math:mo>
        </math:mrow>
        <math:mo math:stretchy="false">=</math:mo>
        <math:mn>0</math:mn>
      </math:mrow>
    </math:mrow>
    <math:annotation math:encoding="StarMath 5.0">forall nt in NT, NT subset P dotsvert "SUBTASKS"(nt) = 0</math:annotation>
  </math:semantics>
</math:math>
</file>

<file path=Object 3/content.xml><?xml version="1.0" encoding="utf-8"?>
<!DOCTYPE math  PUBLIC '-//OpenOffice.org//DTD Modified W3C MathML 1.01//EN'  'math.dtd'>
<math:math xmlns:math="http://www.w3.org/1998/Math/MathML">
  <math:semantics>
    <math:mrow>
      <math:mo math:stretchy="false">∀</math:mo>
      <math:mrow>
        <math:mi math:fontstyle="italic">tt</math:mi>
        <math:mo math:stretchy="false">∈</math:mo>
        <math:mi math:fontstyle="italic">TT</math:mi>
      </math:mrow>
      <math:mi>,</math:mi>
      <math:mrow>
        <math:mi math:fontstyle="italic">TT</math:mi>
        <math:mo math:stretchy="false">⊂</math:mo>
        <math:mi>P</math:mi>
      </math:mrow>
      <math:mo math:stretchy="false">⋮</math:mo>
      <math:mrow>
        <math:mi math:fontstyle="italic">tt</math:mi>
        <math:mo math:stretchy="false">∉</math:mo>
        <math:mi math:fontstyle="italic">NT</math:mi>
      </math:mrow>
    </math:mrow>
    <math:annotation math:encoding="StarMath 5.0">forall tt in TT, TT subset P dotsvert tt notin NT</math:annotation>
  </math:semantics>
</math:math>
</file>